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0f9ed5"/>
    </style:style>
    <style:style style:name="T2" style:family="text">
      <style:text-properties fo:language="en" fo:country="US"/>
    </style:style>
    <style:style style:name="T3" style:family="text">
      <style:text-properties style:language-asian="zh" style:country-asian="CN"/>
    </style:style>
    <style:style style:name="T4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0.0: <text:s/>"大家好, 欢迎来到Mandarin Corner!l 我是Eileen。",s</text:p>
      <text:p text:style-name="Standard">75.0: <text:s/>"马来西亚主要有三大种族，",</text:p>
      <text:p text:style-name="Standard">77.0: <text:s/>"分别是马来人、华人和印度人，",</text:p>
      <text:p text:style-name="Standard">82.0: <text:s/>"其中印度人口占比最小。",</text:p>
      <text:p text:style-name="Standard">84.0: <text:s/>"那么作为少数族群的印度人，",</text:p>
      <text:p text:style-name="Standard">88.0: <text:s/>"他们在马来西亚的生活是怎样的呢?",</text:p>
      <text:p text:style-name="Standard">91.0: <text:s/>"他们又会面临怎样的挑战呢?",</text:p>
      <text:p text:style-name="Standard"><text:span text:style-name="T1">94.0: <text:s/>"今天我们就请来一位大马印度人来分享",</text:span></text:p>
      <text:p text:style-name="Standard">97.0: <text:s/>"他在这里的生活以及他学习中文的经历。",</text:p>
      <text:p text:style-name="Standard">102.0: <text:s/>"当然了,我们还会向他请教关于印度的文化。",</text:p>
      <text:p text:style-name="Standard">106.0: <text:s/>"那下面我们融有请他来跟大家打个招呼吧。",</text:p>
      <text:p text:style-name="Standard">110.0: <text:s/>"嗨, 你好,我叫Kairesh, 我的华语名字叫凯立智。",</text:p>
      <text:p text:style-name="Standard">114.0: <text:s/>"凯立智了? | 凯立智,对 | 什么意思?",</text:p>
      <text:p text:style-name="Standard">117.0: <text:s/>"不知道什么意思, 这个是我的老师给我的。",</text:p>
      <text:p text:style-name="Standard">121.0: <text:s/>"我知道马来西亚人都会很多种语言，",</text:p>
      <text:p text:style-name="Standard">125.0: <text:s/>"你会几种?",</text:p>
      <text:p text:style-name="Standard">126.0: <text:s/>"我会五种语言。",</text:p>
      <text:p text:style-name="Standard">128.0: <text:s/>"第一个是我们的母语, 就是马来话",</text:p>
      <text:p text:style-name="Standard">133.0: <text:s/>"第二就是英语, 第三塔米尔语，",</text:p>
      <text:p text:style-name="Standard">137.0: <text:s/>"第四就是中文，第五是粤话",</text:p>
      <text:p text:style-name="Standard">142.0: <text:s/>"你的哪一个语言是最好的? | 英语",</text:p>
      <text:p text:style-name="Standard">145.0: <text:s/>"我以为是马来语 | 马来语没有",</text:p>
      <text:p text:style-name="Standard">148.0: <text:s/>"你是从什么时候开始学华语的?",</text:p>
      <text:p text:style-name="Standard">151.0: <text:s/>"七岁我就开始学华语",</text:p>
      <text:p text:style-name="Standard">154.0: <text:s/>"去华人的学校? | 华人的学校",</text:p>
      <text:p text:style-name="Standard">157.0: <text:s/>"上小学? | 上小学，对",</text:p>
      <text:p text:style-name="Standard">160.0: <text:s/>"没有没有! 我幼稚园就开始学华语了",</text:p>
      <text:p text:style-name="Standard"><text:soft-page-break/>162.0: <text:s/>"四岁、五岁惑开始学华语,写字, 写华语字",</text:p>
      <text:p text:style-name="Standard">166.0: <text:s/>"因为我们有三个种族， 对不对?",</text:p>
      <text:p text:style-name="Standard">170.0: <text:s/>"所以这三个种族有自己的幼稚园",</text:p>
      <text:p text:style-name="Standard">175.0: <text:s/>"对啊, 我们有华人幼稚园",</text:p>
      <text:p text:style-name="Standard">177.0: <text:s/>"马来幼稚园、 印度幼稚园",</text:p>
      <text:p text:style-name="Standard">179.0: <text:s/>"所以我去华人幼稚园。",</text:p>
      <text:p text:style-name="Standard">182.0: <text:s/>"所以你在班上的时候, 孩子们都是华人，",</text:p>
      <text:p text:style-name="Standard">186.0: <text:s/>"还是说也有不同种族? | 也是有不同种族",</text:p>
      <text:p text:style-name="Standard">191.0: <text:s/>"印度人有一两个, 马来人就没有。",</text:p>
      <text:p text:style-name="Standard">194.0: <text:s/>"你记得幼稚园的事情吗? | 太小了 对",</text:p>
      <text:p text:style-name="Standard">200.0: <text:s/>"不过我还记得我很坏蛋, 小的时候",</text:p>
      <text:p text:style-name="Standard">204.0: <text:s/>"你小时候调皮的时候会跟其他的同学打架呀? | 对员",</text:p>
      <text:p text:style-name="Standard">208.0: <text:s/>"在中国,就比如说小朋友之间打架的话，",</text:p>
      <text:p text:style-name="Standard">212.0: <text:s/>"然后父母会被叫过来，",</text:p>
      <text:p text:style-name="Standard">214.0: <text:s/>"然后父母就会打孩子, 印度人会吗?",</text:p>
      <text:p text:style-name="Standard">216.0: <text:s/>"没有,我的父母... 如果我被朋友打，",</text:p>
      <text:p text:style-name="Standard">221.0: <text:s/>"他不会打我,他不会罚我",</text:p>
      <text:p text:style-name="Standard">224.0: <text:s/>"他讲: 打回他了咬, 如果他打你, 打回他。",</text:p>
      <text:p text:style-name="Standard"><text:span text:style-name="T1">227.0: <text:s/>"那既然你是印度人",</text:span></text:p>
      <text:p text:style-name="Standard">229.0: <text:s/>"那为什么你的父母会让你去学华语呢?",</text:p>
      <text:p text:style-name="Standard">232.0: <text:s/>"因为我的哥哥.,, 因为我有一个哥哥，",</text:p>
      <text:p text:style-name="Standard">236.0: <text:s/>"他是在小学,他是马来学校",</text:p>
      <text:p text:style-name="Standard">239.0: <text:s/>"早上去上课, 所以我就是下秆",</text:p>
      <text:p text:style-name="Standard">243.0: <text:s/>"所以我看我的父母有一点 transport problem",</text:p>
      <text:p text:style-name="Standard">249.0: <text:s/>"交通问题,对",</text:p>
      <text:p text:style-name="Standard">250.0: <text:s/>"所以我的父亲讲",</text:p>
      <text:p text:style-name="Standard">252.0: <text:s/>"我们的邻居是一个华语老师, 他有两三个孩子",</text:p>
      <text:p text:style-name="Standard"><text:soft-page-break/>258.0: <text:s/>"所以我父亲云问他了咬",</text:p>
      <text:p text:style-name="Standard">261.0: <text:s/>"我有一个孩子,你可以载他一起去吗? 学校",</text:p>
      <text:p text:style-name="Standard">265.0: <text:s/>"他讲， 可以呀",</text:p>
      <text:p text:style-name="Standard">266.0: <text:s/>"所以就是从那时, 一夜之间我去去一个华语学校。",</text:p>
      <text:p text:style-name="Standard">271.0: <text:s/>"所以不是因为你的父母烤炉你未来找工作更简单",</text:p>
      <text:p text:style-name="Standard">276.0: <text:s/>"而是因为没有时间送你去上学?",</text:p>
      <text:p text:style-name="Standard">278.0: <text:s/>"没有了时间送我去上学，",</text:p>
      <text:p text:style-name="Standard">279.0: <text:s/>"还有一个是交通问题。",</text:p>
      <text:p text:style-name="Standard">282.0: <text:s/>"我没有太听懂, 什么交通问题?",</text:p>
      <text:p text:style-name="Standard"><text:span text:style-name="T1">285.0: <text:s/>"因为我的父母也是在做工",</text:span></text:p>
      <text:p text:style-name="Standard"><text:span text:style-name="T1">288.0: <text:s/>"我的母亲是一个老师,父亲是做经理",</text:span></text:p>
      <text:p text:style-name="Standard">293.0: <text:s/>"所以很难找时间出来载我去学校又回工",</text:p>
      <text:p text:style-name="Standard">299.0: <text:s/>"又来载我傍晚",</text:p>
      <text:p text:style-name="Standard">300.0: <text:s/>"早上下午傍晚是很麻烦",</text:p>
      <text:p text:style-name="Standard">304.0: <text:s/>"你的哥哥没有上华小, 然后让你去..,",</text:p>
      <text:p text:style-name="Standard">308.0: <text:s/>"因为没有交通问题 | 好",</text:p>
      <text:p text:style-name="Standard">308.0: <text:s/>"因为没有交通问题 | 好",</text:p>
      <text:p text:style-name="Standard">310.0: <text:s/>"那你第一天去上学的时候",</text:p>
      <text:p text:style-name="Standard">314.0: <text:s/>"班上的华人同学什么反应?",</text:p>
      <text:p text:style-name="Standard">318.0: <text:s/>"印度人学中文? 可以讲印度话",</text:p>
      <text:p text:style-name="Standard">321.0: <text:s/>"怎么你的皮肤跟我的皮肤很不同?",</text:p>
      <text:p text:style-name="Standard">325.0: <text:s/>"我的很和白， 你的很黑!",</text:p>
      <text:p text:style-name="Standard">327.0: <text:s/>"黑人黑人来, 黑人来",</text:p>
      <text:p text:style-name="Standard">330.0: <text:s/>"不过他们也是没有什么会英语",</text:p>
      <text:p text:style-name="Standard">334.0: <text:s/>"一年级吉开... 我们束开始学英语",</text:p>
      <text:p text:style-name="Standard">336.0: <text:s/>"他们不会英语，他们来找我咯。",</text:p>
      <text:p text:style-name="Standard">338.0: <text:s/>"我教他们英语, 所以从那边做朋友",</text:p>
      <text:p text:style-name="Standard"><text:soft-page-break/>342.0: <text:s/>"所以你的语言还是有又是的可以帮助你叫朋友",</text:p>
      <text:p text:style-name="Standard">346.0: <text:s/>"你刚刚说你会广东话，",</text:p>
      <text:p text:style-name="Standard">348.0: <text:s/>"你怎么会广东话的?",</text:p>
      <text:p text:style-name="Standard">350.0: <text:s/>"我从小的时候, 我有...",</text:p>
      <text:p text:style-name="Standard">353.0: <text:s/>"广东话是讲阿妈姐",</text:p>
      <text:p text:style-name="Standard">356.0: <text:s/>"如果是华人,你讲保姆,对不对?",</text:p>
      <text:p text:style-name="Standard">358.0: <text:s/>"保姆长者是阿姨",</text:p>
      <text:p text:style-name="Standard">361.0: <text:s/>"她是从中国来的,一战的时候，",</text:p>
      <text:p text:style-name="Standard">366.0: <text:s/>"她被送过来马来西亚",</text:p>
      <text:p text:style-name="Standard">368.0: <text:s/>"那时1930还是40年",</text:p>
      <text:p text:style-name="Standard">371.0: <text:s/>"就是那时候她过来马来西亚找工。",</text:p>
      <text:p text:style-name="Standard">375.0: <text:s/>"那她多大了邮? 她照顾你的时候",</text:p>
      <text:p text:style-name="Standard">378.0: <text:s/>"从小我认识她,她八十多风",</text:p>
      <text:p text:style-name="Standard">381.0: <text:s/>"她来的时候她没有护照、没有身份证",</text:p>
      <text:p text:style-name="Standard">384.0: <text:s/>"她是几年出生我们吉不知道",</text:p>
      <text:p text:style-name="Standard">385.0: <text:s/>"不过她跟我讲她是... the year of the dragon",</text:p>
      <text:p text:style-name="Standard">392.0: <text:s/>"农历吗? 龙年?",</text:p>
      <text:p text:style-name="Standard">396.0: <text:s/>"对, 她三十岁还是四十岁, 她过来马来西亚",</text:p>
      <text:p text:style-name="Standard">400.0: <text:s/>"她照顾我母亲,， 母亲的家庭",</text:p>
      <text:p text:style-name="Standard">405.0: <text:s/>"所以你母亲小的时候是她照顾的?",</text:p>
      <text:p text:style-name="Standard">407.0: <text:s/>"她一出生就照顾了。",</text:p>
      <text:p text:style-name="Standard">409.0: <text:s/>"我母亲一出生, 跟她的哥哥一出生",</text:p>
      <text:p text:style-name="Standard">412.0: <text:s/>"她就开始照顾了",</text:p>
      <text:p text:style-name="Standard">413.0: <text:s/>"然后又照顾你? | 我一出生, 她就照顾我",</text:p>
      <text:p text:style-name="Standard">417.0: <text:s/>"所以从那边我开始学跟她学中..,",</text:p>
      <text:p text:style-name="Standard">420.0: <text:s/>"不是中文，普通话",</text:p>
      <text:p text:style-name="Standard">421.0: <text:s/>"粤语,广东话",</text:p>
      <text:p text:style-name="Standard"><text:soft-page-break/>426.0: <text:s/>"就会讲一个词， 你好",</text:p>
      <text:p text:style-name="Standard">430.0: <text:s/>"好犀利啊!",</text:p>
      <text:p text:style-name="Standard">433.0: <text:s/>"你的广东话比我的讲得好啊",</text:p>
      <text:p text:style-name="Standard">436.0: <text:s/>"作为一个印度人, 唯一的一个印度人在你班里面，",</text:p>
      <text:p text:style-name="Standard">441.0: <text:s/>"会因为你跟他们不一样而被欺负吗?",</text:p>
      <text:p text:style-name="Standard">446.0: <text:s/>"很多次",</text:p>
      <text:p text:style-name="Standard">447.0: <text:s/>"可能那时我很小、又瘦、被欺负",</text:p>
      <text:p text:style-name="Standard">450.0: <text:s/>"你小时候很瘦啊? | 别",</text:p>
      <text:p text:style-name="Standard">453.0: <text:s/>"可能是那时被很多人欺负，",</text:p>
      <text:p text:style-name="Standard">456.0: <text:s/>"不过那些人欺负我全部..,",</text:p>
      <text:p text:style-name="Standard"><text:span text:style-name="T1">458.0: <text:s/>"可能一两年做好朋友",</text:span></text:p>
      <text:p text:style-name="Standard">461.0: <text:s/>"如果你小时候没有坏和电, 没有了吵架, 你的...",</text:p>
      <text:p text:style-name="Standard"><text:span text:style-name="T2">467.0: <text:s/>"You don't have a good childhood.",</text:span></text:p>
      <text:p text:style-name="Standard">468.0: <text:s/>"没有一个.., 这样吗?",</text:p>
      <text:p text:style-name="Standard">471.0: <text:s/>"好吧, 那我没有一个很好的童年",</text:p>
      <text:p text:style-name="Standard">473.0: <text:s/>"我没有打过架。",</text:p>
      <text:p text:style-name="Standard">477.0: <text:s/>"Then you dont have a childhoodl",</text:p>
      <text:p text:style-name="Standard">479.0: <text:s/>"| dont have a childhood.",</text:p>
      <text:p text:style-name="Standard">481.0: <text:s/>"在华小的时候",</text:p>
      <text:p text:style-name="Standard">483.0: <text:s/>"有没有什么特别令你难忘的事情?",</text:p>
      <text:p text:style-name="Standard">487.0: <text:s/>"我四年级的时候被我的老师处罚",</text:p>
      <text:p text:style-name="Standard">492.0: <text:s/>"为什么? | 因为没有做功课",</text:p>
      <text:p text:style-name="Standard">494.0: <text:s/>"老师也对我有偏见",</text:p>
      <text:p text:style-name="Standard">498.0: <text:s/>"为什么呢? | 因为我是一个印度人",</text:p>
      <text:p text:style-name="Standard">501.0: <text:s/>"如果是别的华人他肯恩藤编十个藤编",</text:p>
      <text:p text:style-name="Standard">507.0: <text:s/>"不过我是印度人,二十个、三十个、四十个蕨输",</text:p>
      <text:p text:style-name="Standard">511.0: <text:s/>"四年级, 我还记得到现在",</text:p>
      <text:p text:style-name="Standard"><text:soft-page-break/>513.0: <text:s/>"现在是不可以, 但是我们小时候",</text:p>
      <text:p text:style-name="Standard">515.0: <text:s/>"如果没有做功课或者调皮捣蛋，",</text:p>
      <text:p text:style-name="Standard">519.0: <text:s/>"老师会拿那个.,, | 芯纵",</text:p>
      <text:p text:style-name="Standard">522.0: <text:s/>"这样子对",</text:p>
      <text:p text:style-name="Standard">524.0: <text:s/>"你们也会? | 我也是会",</text:p>
      <text:p text:style-name="Standard">525.0: <text:s/>"左手过来,他一打, 打打打",</text:p>
      <text:p text:style-name="Standard">529.0: <text:s/>"一节可能是半个钟头, 还是四十五分钟，",</text:p>
      <text:p text:style-name="Standard">532.0: <text:s/>"有了时有两节三节, 有些是四节 ,两个小时",</text:p>
      <text:p text:style-name="Standard"><text:span text:style-name="T1">537.0: <text:s/>"那两个小时他打学生, 尤其是我!",</text:span></text:p>
      <text:p text:style-name="Standard">541.0: <text:s/>"他这样子打, 慢慢打, then他讲; 痛吗? | 很痛",</text:p>
      <text:p text:style-name="Standard">545.0: <text:s/>"换手，又打",</text:p>
      <text:p text:style-name="Standard">548.0: <text:s/>"痛吗? 转过来",</text:p>
      <text:p text:style-name="Standard">551.0: <text:s/>"这里打好痛哦 | 好痛",</text:p>
      <text:p text:style-name="Standard">554.0: <text:s/>"下面、上面、左右、全部痛",</text:p>
      <text:p text:style-name="Standard">557.0: <text:s/>"他又问我， 手通了，脚可以吗 打我脚",</text:p>
      <text:p text:style-name="Standard">564.0: <text:s/>"四年级是我.., | cannot forget",</text:p>
      <text:p text:style-name="Standard"><text:span text:style-name="T1">566.0: <text:s/>"从那时我是对对我的老师很生气怎么他欺负我",</text:span></text:p>
      <text:p text:style-name="Standard">571.0: <text:s/>"如果是我没有做功课, 你可以打我",</text:p>
      <text:p text:style-name="Standard">573.0: <text:s/>"不过别的华人没有做功课",</text:p>
      <text:p text:style-name="Standard">576.0: <text:s/>"你打他可能是十条、十五条",</text:p>
      <text:p text:style-name="Standard">579.0: <text:s/>"我就是三十、四十条",</text:p>
      <text:p text:style-name="Standard">581.0: <text:s/>"就在那时我很讨厌学华语",</text:p>
      <text:p text:style-name="Standard">585.0: <text:s/>"又很讨厌那个老师。",</text:p>
      <text:p text:style-name="Standard">587.0: <text:s/>"那你会不会跟你父母说这个华语老师欺负你?",</text:p>
      <text:p text:style-name="Standard">591.0: <text:s/>"我母亲不相信我 | 啊? 为什么?",</text:p>
      <text:p text:style-name="Standard">595.0: <text:s/>"因为我到家也是很坏蛋。",</text:p>
      <text:p text:style-name="Standard">600.0: <text:s/>"她可能以为你太坏了, 所以老师要罚你 | 对",</text:p>
      <text:p text:style-name="Standard"><text:soft-page-break/>604.0: <text:s/>"不过那时我们,,, 我有一两三个朋友他讲",</text:p>
      <text:p text:style-name="Standard">608.0: <text:s/>"你放一点浆糊, 可能可以少一点痛",</text:p>
      <text:p text:style-name="Standard">612.0: <text:s/>"我放浆糊, 更痛!",</text:p>
      <text:p text:style-name="Standard">615.0: <text:s/>"那你怎么知道他什么时候会打你?",</text:p>
      <text:p text:style-name="Standard">617.0: <text:s/>"没有准备功课",</text:p>
      <text:p text:style-name="Standard">619.0: <text:s/>"那你为什么不准备功课呢?",</text:p>
      <text:p text:style-name="Standard">622.0: <text:s/>"懒情 | 好, 那你可能该打",</text:p>
      <text:p text:style-name="Standard">626.0: <text:s/>"这边的印度人会说印度话吗?",</text:p>
      <text:p text:style-name="Standard">629.0: <text:s/>"如果是一个印度人 父母在家, 他们母语是印度话",</text:p>
      <text:p text:style-name="Standard">635.0: <text:s/>"所以他的儿子还是女儿， 应该学印度话",</text:p>
      <text:p text:style-name="Standard">640.0: <text:s/>"不过有些华人... 有些印度人",</text:p>
      <text:p text:style-name="Standard">644.0: <text:s/>"他们的母语是,可能是印度话",</text:p>
      <text:p text:style-name="Standard">646.0: <text:s/>"不过他们在家讲英语， 好像我的父母。",</text:p>
      <text:p text:style-name="Standard">649.0: <text:s/>"那你父母他们也会说印度话吗?",</text:p>
      <text:p text:style-name="Standard"><text:span text:style-name="T1">653.0: <text:s/>"会,我母亲会,我父亲会,我寻哥也会",</text:span></text:p>
      <text:p text:style-name="Standard">656.0: <text:s/>"你父母是第几代印度人?",</text:p>
      <text:p text:style-name="Standard">659.0: <text:s/>"可能是第五还是第六代。",</text:p>
      <text:p text:style-name="Standard">660.0: <text:s/>"因为我的父亲的父亲 | 爷爷",</text:p>
      <text:p text:style-name="Standard">665.0: <text:s/>"他的父亲是从印度来的。",</text:p>
      <text:p text:style-name="Standard">668.0: <text:s/>"好像这边的印度人讲的是塔米尔语， 对不对?",</text:p>
      <text:p text:style-name="Standard">673.0: <text:s/>"对，塔米尔语",</text:p>
      <text:p text:style-name="Standard">675.0: <text:s/>"从Goodgle Translate, 我看是塔米尔语，",</text:p>
      <text:p text:style-name="Standard">678.0: <text:s/>"不过我们是在马来西亚",</text:p>
      <text:p text:style-name="Standard">680.0: <text:s/>"我们没有讲塔米尔语, 我们是讲印度话。",</text:p>
      <text:p text:style-name="Standard">682.0: <text:s/>"因为是印度人说的话就是印度话 | 对",</text:p>
      <text:p text:style-name="Standard">685.0: <text:s/>"印度话难不难? | 很难",</text:p>
      <text:p text:style-name="Standard"><text:span text:style-name="T1">688.0: <text:s/>"我想让你教我一两句塔米尔语 | 没问题",</text:span></text:p>
      <text:p text:style-name="Standard"><text:soft-page-break/>693.0: <text:s/>"谢谢怎么说? | Nand",</text:p>
      <text:p text:style-name="Standard">698.0: <text:s/>"不是Nandy Nandir",</text:p>
      <text:p text:style-name="Standard">707.0: <text:s/>"不过你要摇头",</text:p>
      <text:p text:style-name="Standard">712.0: <text:s/>"你会摇头,厉害呀你",</text:p>
      <text:p text:style-name="Standard">715.0: <text:s/>"NADRI",</text:p>
      <text:p text:style-name="Standard">719.0: <text:s/>"忽然间变成印度人了",</text:p>
      <text:p text:style-name="Standard">721.0: <text:s/>"一夜之间,， 印度人",</text:p>
      <text:p text:style-name="Standard">724.0: <text:s/>"你觉得就是对于你来说，",</text:p>
      <text:p text:style-name="Standard">726.0: <text:s/>"学习华语有什么好处吗?",</text:p>
      <text:p text:style-name="Standard">730.0: <text:s/>"在马来西亚就有很多好处",</text:p>
      <text:p text:style-name="Standard"><text:span text:style-name="T1">732.0: <text:s/>"看个人，如果他的国家没有太多华人，",</text:span></text:p>
      <text:p text:style-name="Standard">736.0: <text:s/>"学华语有什么用? 没有什么用",</text:p>
      <text:p text:style-name="Standard">738.0: <text:s/>"在马来西亚的经济是被华人主导。",</text:p>
      <text:p text:style-name="Standard">742.0: <text:s/>"为什么呢? 你觉得? 马来人不做生意吗?",</text:p>
      <text:p text:style-name="Standard">746.0: <text:s/>"马来人是从,.. 在政府",</text:p>
      <text:p text:style-name="Standard">751.0: <text:s/>" 为他们从小, 他们的education是讲",</text:p>
      <text:p text:style-name="Standard">755.0: <text:s/>"你读完书一定要去政府的大学学习，",</text:p>
      <text:p text:style-name="Standard">760.0: <text:s/>"过后找政府工作。",</text:p>
      <text:p text:style-name="Standard">763.0: <text:s/>"如果是华人就不同",</text:p>
      <text:p text:style-name="Standard">765.0: <text:s/>"你一读完书一定要跟人家打工，",</text:p>
      <text:p text:style-name="Standard">768.0: <text:s/>"然后学做生音。",</text:p>
      <text:p text:style-name="Standard">769.0: <text:s/>"那印度人做什么呢? | 印度人就是50/50",</text:p>
      <text:p text:style-name="Standard">775.0: <text:s/>"从小他们的父母会告诉他们",</text:p>
      <text:p text:style-name="Standard">777.0: <text:s/>"如果你长大, 你需要做医生。",</text:p>
      <text:p text:style-name="Standard">780.0: <text:s/>"如果不是医生, 就是律师，",</text:p>
      <text:p text:style-name="Standard">782.0: <text:s/>"如果不是律师就是工程师",</text:p>
      <text:p text:style-name="Standard">786.0: <text:s/>"如果你做不到, 你就是一个failure，",</text:p>
      <text:p text:style-name="Standard"><text:soft-page-break/>789.0: <text:s/>"印度的家庭不会讲，你一读完书",</text:p>
      <text:p text:style-name="Standard">792.0: <text:s/>"一定要学生意、做生意,就是没有",</text:p>
      <text:p text:style-name="Standard">795.0: <text:s/>"我的父母也是一样， 他讲..，",</text:p>
      <text:p text:style-name="Standard">797.0: <text:s/>"尤其是我的母亲讲,， 一读完书，",</text:p>
      <text:p text:style-name="Standard">800.0: <text:s/>"我要你去大学，get me the degree",</text:p>
      <text:p text:style-name="Standard">804.0: <text:s/>"如果是华人,找钱是重要。",</text:p>
      <text:p text:style-name="Standard">808.0: <text:s/>"对,这个在中国也是",</text:p>
      <text:p text:style-name="Standard">810.0: <text:s/>"找钱, 怎么样找多的钱? 做生意",</text:p>
      <text:p text:style-name="Standard">813.0: <text:s/>"不需要大的生意可能炒饭餐厅",</text:p>
      <text:p text:style-name="Standard">817.0: <text:s/>"看有机会做生意,他们就做生意。",</text:p>
      <text:p text:style-name="Standard">821.0: <text:s/>"那个就是Chinese mindset | 对",</text:p>
      <text:p text:style-name="Standard">824.0: <text:s/>"他的生意越来武大, 他需要请多员工",</text:p>
      <text:p text:style-name="Standard">829.0: <text:s/>"他们只需要华人跟他们工作",</text:p>
      <text:p text:style-name="Standard">832.0: <text:s/>"如果你是印度人,你是马来人",</text:p>
      <text:p text:style-name="Standard">834.0: <text:s/>"你会华语 只有五十八仙机会",</text:p>
      <text:p text:style-name="Standard">838.0: <text:s/>"因为你有去过华小",</text:p>
      <text:p text:style-name="Standard">840.0: <text:s/>"你知道华人的想法是什么",</text:p>
      <text:p text:style-name="Standard">842.0: <text:s/>"如果是印度人、马来人 ,他们不会华语，",</text:p>
      <text:p text:style-name="Standard">846.0: <text:s/>"怎么帮得到他们?",</text:p>
      <text:p text:style-name="Standard">848.0: <text:s/>"所以是不是在马来西亚 华人比较有钱?",</text:p>
      <text:p text:style-name="Standard">852.0: <text:s/>"对,人华人、印度人 , 他们没有被政府帮",</text:p>
      <text:p text:style-name="Standard">858.0: <text:s/>"如果一个马来人做生意他是可以去找政府",</text:p>
      <text:p text:style-name="Standard">861.0: <text:s/>"你是马来人, 好了,我可以帮你",</text:p>
      <text:p text:style-name="Standard">864.0: <text:s/>"如果是华人,帮不到你, 就是这样",</text:p>
      <text:p text:style-name="Standard"><text:span text:style-name="T1">868.0: <text:s/>"在马来西亚, 印度人除了做医生、人律师、工程师，",</text:span></text:p>
      <text:p text:style-name="Standard">874.0: <text:s/>"还有很多坐其他行业的， 也有开餐厅的",</text:p>
      <text:p text:style-name="Standard">876.0: <text:s/>"也有, 大把开矢厅，对",</text:p>
      <text:p text:style-name="Standard"><text:soft-page-break/>878.0: <text:s/>"就是他们做不到那个工作, 然后就做这些",</text:p>
      <text:p text:style-name="Standard">882.0: <text:s/>"不过他们是跟华人学",</text:p>
      <text:p text:style-name="Standard">886.0: <text:s/>"可能讲三十年角很多Bangladesh",</text:p>
      <text:p text:style-name="Standard">889.0: <text:s/>"How to tell Bangladesh people (in Chinese?)",</text:p>
      <text:p text:style-name="Standard">892.0: <text:s/>"我也不记得 | Bangladesh国家",</text:p>
      <text:p text:style-name="Standard">894.0: <text:s/>"它是印度隔壁,他们是过来马来西亚找工。",</text:p>
      <text:p text:style-name="Standard">901.0: <text:s/>"我是发现这边有很多看起来像来自Bangladesh的人",</text:p>
      <text:p text:style-name="Standard">906.0: <text:s/>"我是发现这边有很多看起来像来自Bangladesh的人",</text:p>
      <text:p text:style-name="Standard">907.0: <text:s/>"怎么区分呢? | 很难区分",</text:p>
      <text:p text:style-name="Standard">910.0: <text:s/>"不过我看他们,我知道他们是Bangladesh人",</text:p>
      <text:p text:style-name="Standard">912.0: <text:s/>"怎么看? 长得不一样吗?",</text:p>
      <text:p text:style-name="Standard">915.0: <text:s/>"长得不一样, 说的不一样, 皮肤也是不一样",</text:p>
      <text:p text:style-name="Standard">918.0: <text:s/>"可能他们的了腿睛, 不同一点",</text:p>
      <text:p text:style-name="Standard">921.0: <text:s/>"然后他们衣服是不是也不一样?",</text:p>
      <text:p text:style-name="Standard">923.0: <text:s/>"没有了啊, 他是穿普通衣服",</text:p>
      <text:p text:style-name="Standard">927.0: <text:s/>"所以他们过来跟华人打工，二于年三十年",</text:p>
      <text:p text:style-name="Standard">933.0: <text:s/>"他们跟华人学怎样做生意",</text:p>
      <text:p text:style-name="Standard"><text:span text:style-name="T1">935.0: <text:s/>"现在他们自己开和生意。",</text:span></text:p>
      <text:p text:style-name="Standard">937.0: <text:s/>"很聪明啊! | 聪明",</text:p>
      <text:p text:style-name="Standard">939.0: <text:s/>"然后我走在吉隆坡的街上",</text:p>
      <text:p text:style-name="Standard">942.0: <text:s/>"我有注意到路上有很多无家可归的人。",</text:p>
      <text:p text:style-name="Standard">947.0: <text:s/>"这边有很多无家可归的人了吗?",</text:p>
      <text:p text:style-name="Standard">951.0: <text:s/>"很多在路边ask for money | 对",</text:p>
      <text:p text:style-name="Standard">956.0: <text:s/>"你知道他们,,. 这是他们的工吗?",</text:p>
      <text:p text:style-name="Standard">960.0: <text:s/>"不是因为他们没有钱? | 没有",</text:p>
      <text:p text:style-name="Standard">962.0: <text:s/>"听说,不是讲全部人都是这样，",</text:p>
      <text:p text:style-name="Standard">965.0: <text:s/>"不过我可以讲",</text:p>
      <text:p text:style-name="Standard"><text:soft-page-break/>966.0: <text:s/>"out of ten 如果有十个,九个就是这样",</text:p>
      <text:p text:style-name="Standard">970.0: <text:s/>"几年前我也听说过, 在吉隆坡有一个马来人",</text:p>
      <text:p text:style-name="Standard">974.0: <text:s/>"不是讲马来人, 可能是印度.., 印尼人",</text:p>
      <text:p text:style-name="Standard">978.0: <text:s/>"讨饭是他的找钱的方法, 他买了三间家，cash",</text:p>
      <text:p text:style-name="Standard">985.0: <text:s/>"他买了什么? | 三间房子",</text:p>
      <text:p text:style-name="Standard">989.0: <text:s/>"这么有钱",</text:p>
      <text:p text:style-name="Standard">990.0: <text:s/>"所以我看他们homeless 1 don't think so.",</text:p>
      <text:p text:style-name="Standard">994.0: <text:s/>"所以他们可能比我们还有钱? | 还有钱",</text:p>
      <text:p text:style-name="Standard">996.0: <text:s/>"你知道为什么没有? 他不需要区税。",</text:p>
      <text:p text:style-name="Standard">1000.0: <text:s/>"但是很多人会给他们吗? | 很多人",</text:p>
      <text:p text:style-name="Standard">1003.0: <text:s/>"你给吗? | 有阿, 我有给啊",</text:p>
      <text:p text:style-name="Standard">1005.0: <text:s/>"但你知道了你还给?",</text:p>
      <text:p text:style-name="Standard">1007.0: <text:s/>"不要紧咯,十块钱二十块钱没有问题, 可以帮他。",</text:p>
      <text:p text:style-name="Standard">1011.0: <text:s/>"可能印度人说华语会比较少, 对不对?",</text:p>
      <text:p text:style-name="Standard">1017.0: <text:s/>"唉,不少吗? | 别, 少",</text:p>
      <text:p text:style-name="Standard">1019.0: <text:s/>"那当华人听到你说流利的华语，",</text:p>
      <text:p text:style-name="Standard">1023.0: <text:s/>"他们通常都会有什么反应? | 吓到他们",</text:p>
      <text:p text:style-name="Standard">1026.0: <text:s/>"他们说:; 哇! 你很厉害, 讲华语",</text:p>
      <text:p text:style-name="Standard">1031.0: <text:s/>"尤其是小孩, 知道为什么吗?",</text:p>
      <text:p text:style-name="Standard">1034.0: <text:s/>"因为小孩从小是看他的父母他的亲戚",</text:p>
      <text:p text:style-name="Standard">1037.0: <text:s/>"他们没有看过不像华人讲华语，",</text:p>
      <text:p text:style-name="Standard">1043.0: <text:s/>"他们没有看过",</text:p>
      <text:p text:style-name="Standard">1044.0: <text:s/>"他们可能四岁五岁，",</text:p>
      <text:p text:style-name="Standard">1045.0: <text:s/>"所以一看那个小孩我跟他讲华语，",</text:p>
      <text:p text:style-name="Standard">1048.0: <text:s/>"嗨小孩, 怎样啊? 你好吗? 他的脸就会..，",</text:p>
      <text:p text:style-name="Standard">1055.0: <text:s/>"你这个脸不像华人哦,不过讲华语出来",</text:p>
      <text:p text:style-name="Standard">1062.0: <text:s/>"Its a big difference. | 对",</text:p>
      <text:p text:style-name="Standard"><text:soft-page-break/>1064.0: <text:s/>"有没有发生过他们在讲你坏话的时候，",</text:p>
      <text:p text:style-name="Standard">1067.0: <text:s/>"刚好被你听到了?",</text:p>
      <text:p text:style-name="Standard">1068.0: <text:s/>"有很多次",</text:p>
      <text:p text:style-name="Standard">1069.0: <text:s/>"不过如果他们讲我坏话，",</text:p>
      <text:p text:style-name="Standard">1071.0: <text:s/>"我不会跟他们讲，你不要讲我坏话, 没有",</text:p>
      <text:p text:style-name="Standard">1075.0: <text:s/>"他们一般会讲什么?",</text:p>
      <text:p text:style-name="Standard">1077.0: <text:s/>"我可以讲one example是我是要进去一个..,",</text:p>
      <text:p text:style-name="Standard"><text:span text:style-name="T2">1083.0: <text:s/>"How to tell “fein Chinese?",</text:span></text:p>
      <text:p text:style-name="Standard">1084.0: <text:s/>"哦，电梯 | 电梯，对",</text:p>
      <text:p text:style-name="Standard">1086.0: <text:s/>"所以我进去一个电梯，",</text:p>
      <text:p text:style-name="Standard">1088.0: <text:s/>"我没有看到这两个华人女生，",</text:p>
      <text:p text:style-name="Standard">1090.0: <text:s/>"所以我那个门就关，",</text:p>
      <text:p text:style-name="Standard">1092.0: <text:s/>"所以她们就快快按那个button",</text:p>
      <text:p text:style-name="Standard">1096.0: <text:s/>"所以她们以为我特地关那个门，她就讲了，",</text:p>
      <text:p text:style-name="Standard">1102.0: <text:s/>"你看,这个印度人看到我们，",</text:p>
      <text:p text:style-name="Standard">1105.0: <text:s/>"我们过来他也是放那个门关",</text:p>
      <text:p text:style-name="Standard">1108.0: <text:s/>"还有一个华人她讲",</text:p>
      <text:p text:style-name="Standard">1110.0: <text:s/>"哎，印度人是这样子的了, 不管我们的了叶",</text:p>
      <text:p text:style-name="Standard">1118.0: <text:s/>"所以那时我一上楼的时候，",</text:p>
      <text:p text:style-name="Standard">1122.0: <text:s/>"我就用我的电话打给我的朋友，",</text:p>
      <text:p text:style-name="Standard">1127.0: <text:s/>"不过我没有打给我的朋友。",</text:p>
      <text:p text:style-name="Standard">1128.0: <text:s/>"你假装? | 我假装",</text:p>
      <text:p text:style-name="Standard">1132.0: <text:s/>"我跟他讲华语, 我到了,开门啊",</text:p>
      <text:p text:style-name="Standard">1137.0: <text:s/>"哇! 她们的有验全部红完， 有践! 他会华语!",</text:p>
      <text:p text:style-name="Standard">1138.0: <text:s/>"哇! 她们的脸全部红完，哦! 他会华语!",</text:p>
      <text:p text:style-name="Standard"><text:span text:style-name="T1">1144.0: <text:s/>"完了完了",</text:span></text:p>
      <text:p text:style-name="Standard">1146.0: <text:s/>"不过我没有骂好。",</text:p>
      <text:p text:style-name="Standard"><text:soft-page-break/>1149.0: <text:s/>"看过一个视频,然后我也听过华人朋友说，",</text:p>
      <text:p text:style-name="Standard">1152.0: <text:s/>"他们小时候他们的父母会告诉他，",</text:p>
      <text:p text:style-name="Standard">1155.0: <text:s/>"你要不乖的话, 我们就叫印度人来抓你",</text:p>
      <text:p text:style-name="Standard">1159.0: <text:s/>"为什么说你们会抓他呀?",</text:p>
      <text:p text:style-name="Standard">1160.0: <text:s/>"可能我们是黑人",</text:p>
      <text:p text:style-name="Standard">1162.0: <text:s/>"可能黑人看起来也是很...有一点害习",</text:p>
      <text:p text:style-name="Standard">1166.0: <text:s/>"可能是从小我们看印度人... 好像印度戏啊",</text:p>
      <text:p text:style-name="Standard">1170.0: <text:s/>"印度戏最主要是一定要有有爱情、跳舞跟吵架",</text:p>
      <text:p text:style-name="Standard">1179.0: <text:s/>"一定要有孙架, 如果没有了吵架就不是印度戏",</text:p>
      <text:p text:style-name="Standard">1182.0: <text:s/>"一定要有了吵架! | 这样子的吗?",</text:p>
      <text:p text:style-name="Standard">1185.0: <text:s/>"所以他们就看起来印度人...",</text:p>
      <text:p text:style-name="Standard">1187.0: <text:s/>"很凶",</text:p>
      <text:p text:style-name="Standard">1188.0: <text:s/>"在马来西亚有三大种族，",</text:p>
      <text:p text:style-name="Standard">1190.0: <text:s/>"那像你作为印度人在长大的过程中",</text:p>
      <text:p text:style-name="Standard"><text:span text:style-name="T1">1194.0: <text:s/>"有没有过什么挑战?",</text:span></text:p>
      <text:p text:style-name="Standard">1197.0: <text:s/>"第一个就是食物",</text:p>
      <text:p text:style-name="Standard">1200.0: <text:s/>"食物马来人不可以吃猪肉, 华人就喜欢吃猪肉",</text:p>
      <text:p text:style-name="Standard">1206.0: <text:s/>"印度人可以吃猪肉, 不过不能吃和牛肉",</text:p>
      <text:p text:style-name="Standard">1209.0: <text:s/>"印度人可以吃猪肉, 不过不能吃和牛肉",</text:p>
      <text:p text:style-name="Standard">1210.0: <text:s/>"如果我们要吃猪肉",</text:p>
      <text:p text:style-name="Standard">1212.0: <text:s/>"我们不可以在马来人的面前吃猪肉",</text:p>
      <text:p text:style-name="Standard">1215.0: <text:s/>"不过如果马来人要吃和牛肉，",</text:p>
      <text:p text:style-name="Standard">1220.0: <text:s/>"在我们的面前, 我们就没问题。",</text:p>
      <text:p text:style-name="Standard">1223.0: <text:s/>"不过我吃猪肉在马来人的面前就不尊重。",</text:p>
      <text:p text:style-name="Standard">1228.0: <text:s/>"这三大种族之间互相之间",</text:p>
      <text:p text:style-name="Standard">1231.0: <text:s/>"有没有什么偏见或者是歧视?",</text:p>
      <text:p text:style-name="Standard">1235.0: <text:s/>"在马来西亚有,一定会有",</text:p>
      <text:p text:style-name="Standard"><text:soft-page-break/>1239.0: <text:s/>"马来人对华人跟印度人也有",</text:p>
      <text:p text:style-name="Standard">1243.0: <text:s/>"华人对其他种族也有印度就没有",</text:p>
      <text:p text:style-name="Standard">1249.0: <text:s/>"那一般都有什么样的歧视呢?",</text:p>
      <text:p text:style-name="Standard">1252.0: <text:s/>"好像是如果你在马来西亚, 你需要买房子，",</text:p>
      <text:p text:style-name="Standard">1260.0: <text:s/>"比如说一个房子是一百万，",</text:p>
      <text:p text:style-name="Standard">1264.0: <text:s/>"如果你是马来人,你可以得到.,,.",</text:p>
      <text:p text:style-name="Standard"><text:span text:style-name="T2">1267.0: <text:s/>"How do you say in Chinese",</text:span></text:p>
      <text:p text:style-name="Standard"><text:span text:style-name="T2">1269.0: <text:s/>"YOU Will get 30%?",</text:span></text:p>
      <text:p text:style-name="Standard"><text:span text:style-name="T2">1270.0: <text:s/>"OFF?",</text:span></text:p>
      <text:p text:style-name="Standard"><text:span text:style-name="T2">1271.0: <text:s/>"</text:span>七折<text:span text:style-name="T2"> | </text:span>哦<text:span text:style-name="T2">， </text:span>有七折<text:span text:style-name="T2">",</text:span></text:p>
      <text:p text:style-name="Standard"><text:span text:style-name="T2">1273.0: <text:s/>"</text:span>七折<text:span text:style-name="T2"> is 30% (off) right? | Yeah",</text:span></text:p>
      <text:p text:style-name="Standard">1277.0: <text:s/>"如果是马来人, 你会有七折还是八折",</text:p>
      <text:p text:style-name="Standard">1281.0: <text:s/>"那个就是一个歧视。",</text:p>
      <text:p text:style-name="Standard">1284.0: <text:s/>"我就看了一个视频。",</text:p>
      <text:p text:style-name="Standard">1286.0: <text:s/>"这个华人是一个卖房的经理",</text:p>
      <text:p text:style-name="Standard">1289.0: <text:s/>"他说很多华人向他买房的时候会问他，",</text:p>
      <text:p text:style-name="Standard">1293.0: <text:s/>"我隔壁的买房的人是谁?",</text:p>
      <text:p text:style-name="Standard">1296.0: <text:s/>"是印度人了呢还是什么?",</text:p>
      <text:p text:style-name="Standard">1298.0: <text:s/>"如果是印度人,可能他不是很喜欢",</text:p>
      <text:p text:style-name="Standard">1301.0: <text:s/>"会有这样的.,. | 会,一定会有",</text:p>
      <text:p text:style-name="Standard"><text:span text:style-name="T1">1303.0: <text:s/>" 为从小我们都知道",</text:span></text:p>
      <text:p text:style-name="Standard">1307.0: <text:s/>"如果那个地方有很多华人",</text:p>
      <text:p text:style-name="Standard">1308.0: <text:s/>"我们就可以觉得比较安全。<text:span text:style-name="T2">",</text:span></text:p>
      <text:p text:style-name="Standard"><text:span text:style-name="T2">1311.0: <text:s/>"ALSO, they mind their own business.",</text:span></text:p>
      <text:p text:style-name="Standard">1313.0: <text:s/>"如果你有一个印度邻居, 他们一定会管",</text:p>
      <text:p text:style-name="Standard">1320.0: <text:s/>"谁来你的家? 你父母去哪里啊? 你哥哥去哪里啊?",</text:p>
      <text:p text:style-name="Standard">1325.0: <text:s/>"你带这个女人来做什么啊?",</text:p>
      <text:p text:style-name="Standard"><text:soft-page-break/>1328.0: <text:s/>"印度的邻居就是会这样，",</text:p>
      <text:p text:style-name="Standard">1331.0: <text:s/>"所以我们不大喜欢印度邻居",</text:p>
      <text:p text:style-name="Standard">1333.0: <text:s/>"如果是年轻的印度人二十岁还是三十岁，",</text:p>
      <text:p text:style-name="Standard">1337.0: <text:s/>"因为他们still young, 所以他们会喝酒",</text:p>
      <text:p text:style-name="Standard"><text:span text:style-name="T1">1341.0: <text:s/>"如果喝酒一定会吵架, 是不安全的",</text:span></text:p>
      <text:p text:style-name="Standard">1344.0: <text:s/>"华人就没有。",</text:p>
      <text:p text:style-name="Standard">1346.0: <text:s/>"时然我是一个好的印度人,我不喝(酒) 我不吵架",</text:p>
      <text:p text:style-name="Standard">1351.0: <text:s/>"如果我要跟华人租(房子) 他是讲",</text:p>
      <text:p text:style-name="Standard">1355.0: <text:s/>"你是做什么的, 你是结婚还是单身?",</text:p>
      <text:p text:style-name="Standard">1359.0: <text:s/>"我是讲单身, 单身就不可以",</text:p>
      <text:p text:style-name="Standard">1362.0: <text:s/>"为什么单身不可以? | 不知道",</text:p>
      <text:p text:style-name="Standard">1364.0: <text:s/>"可能我会请很多朋友来party",</text:p>
      <text:p text:style-name="Standard">1368.0: <text:s/>"请很多女生来, 他们不知道",</text:p>
      <text:p text:style-name="Standard">1372.0: <text:s/>"不过我跟他讲， 我是要做工",</text:p>
      <text:p text:style-name="Standard">1376.0: <text:s/>"我教中文、教华语",</text:p>
      <text:p text:style-name="Standard">1378.0: <text:s/>"那个就是second reason ,不过我不要用那个reason",</text:p>
      <text:p text:style-name="Standard">1381.0: <text:s/>"如果我要搬去一个地方，",</text:p>
      <text:p text:style-name="Standard">1383.0: <text:s/>"我每次会看大多数住在那边",</text:p>
      <text:p text:style-name="Standard">1388.0: <text:s/>"是华人还是马来人, 印度人",</text:p>
      <text:p text:style-name="Standard">1389.0: <text:s/>"那中介会跟我讲",</text:p>
      <text:p text:style-name="Standard">1390.0: <text:s/>"这个大多数是华人 ， 我就会买",</text:p>
      <text:p text:style-name="Standard">1394.0: <text:s/>"你也喜欢跟华人做邻居? | 对",</text:p>
      <text:p text:style-name="Standard">1396.0: <text:s/>"我的邻居全部是华人 没有问题",</text:p>
      <text:p text:style-name="Standard">1399.0: <text:s/>"如果那个地方有很多印度人,我就不喜欢住",</text:p>
      <text:p text:style-name="Standard">1403.0: <text:s/>"我是印度人,不过我不喜欢住。",</text:p>
      <text:p text:style-name="Standard">1405.0: <text:s/>"他们会管你,., 哇! 你母亲做老师，",</text:p>
      <text:p text:style-name="Standard">1411.0: <text:s/>"你父亲做经理, 大把钱啊",</text:p>
      <text:p text:style-name="Standard"><text:soft-page-break/>1415.0: <text:s/>"哇! 这个是谁? 你又带女朋友来，",</text:p>
      <text:p text:style-name="Standard">1418.0: <text:s/>"还没有结婚啊你?",</text:p>
      <text:p text:style-name="Standard">1419.0: <text:s/>"这些东西很.., 真的很烦我。",</text:p>
      <text:p text:style-name="Standard">1422.0: <text:s/>"华人不会问吗? | 华人不会问",</text:p>
      <text:p text:style-name="Standard">1424.0: <text:s/>"如果我带很多女朋友来我的家，",</text:p>
      <text:p text:style-name="Standard">1427.0: <text:s/>"他们都没有问过",</text:p>
      <text:p text:style-name="Standard">1428.0: <text:s/>"他们会问,，哇谁呀? 女朋友",</text:p>
      <text:p text:style-name="Standard"><text:span text:style-name="T1">1432.0: <text:s/>"不过他们不会跟我母亲，父亲讲",</text:span></text:p>
      <text:p text:style-name="Standard">1434.0: <text:s/>"如果你有一个印度邻居，",</text:p>
      <text:p text:style-name="Standard">1437.0: <text:s/>"他们一定会找办法跟我的母亲讲。",</text:p>
      <text:p text:style-name="Standard">1440.0: <text:s/>"你刚刚说带很多个女朋友，",</text:p>
      <text:p text:style-name="Standard">1443.0: <text:s/>"你有很多个女朋友吗? | 没",</text:p>
      <text:p text:style-name="Standard">1449.0: <text:s/>"像你们.,. | 比如说?",</text:p>
      <text:p text:style-name="Standard">1452.0: <text:s/>"是有几个呢? 同时有好几个吗?",</text:p>
      <text:p text:style-name="Standard"><text:span text:style-name="T2">1456.0: <text:s/>"At the same time, you have many girlfriends.",</text:span></text:p>
      <text:p text:style-name="Standard"><text:span text:style-name="T2">1458.0: <text:s/>"But Chinese wont give you any trouble.",</text:span></text:p>
      <text:p text:style-name="Standard"><text:span text:style-name="T2">1462.0: <text:s/>"So, you do bring many girlfriendsl",</text:span></text:p>
      <text:p text:style-name="Standard">1466.0: <text:s/>"录下来了",</text:p>
      <text:p text:style-name="Standard">1468.0: <text:s/>"Cut this",</text:p>
      <text:p text:style-name="Standard">1469.0: <text:s/>"说到女朋友, 像在这边印度人",</text:p>
      <text:p text:style-name="Standard">1473.0: <text:s/>"会跟其他种族的人交往结婚吗?",</text:p>
      <text:p text:style-name="Standard">1476.0: <text:s/>"有很多",</text:p>
      <text:p text:style-name="Standard"><text:span text:style-name="T1">1478.0: <text:s/>"马来人跟印度人,，马来人跟华人,华人跟印度人。",</text:span></text:p>
      <text:p text:style-name="Standard">1483.0: <text:s/>"那印度父母会支持吗?",</text:p>
      <text:p text:style-name="Standard">1487.0: <text:s/>"有些会支持， 有些不会。",</text:p>
      <text:p text:style-name="Standard">1489.0: <text:s/>"不支持的理由是什么? | 种族不同, 想法不同",</text:p>
      <text:p text:style-name="Standard">1494.0: <text:s/>"我听说如果是华人跟马来人结婚",</text:p>
      <text:p text:style-name="Standard"><text:soft-page-break/><text:span text:style-name="T1">1499.0: <text:s/>"华人或者是印度人必须要成为伊斯兰教",</text:span></text:p>
      <text:p text:style-name="Standard">1503.0: <text:s/>"对,伊斯兰教",</text:p>
      <text:p text:style-name="Standard">1505.0: <text:s/>"在马来西亚你需要, 如果你出国不需要。",</text:p>
      <text:p text:style-name="Standard">1509.0: <text:s/>"对, 是这个国家的法律? | 法律，对",</text:p>
      <text:p text:style-name="Standard">1512.0: <text:s/>"那像你的父母会告诉你",</text:p>
      <text:p text:style-name="Standard">1515.0: <text:s/>"一定要交一个印度女朋友了吗?",</text:p>
      <text:p text:style-name="Standard">1517.0: <text:s/>"没有,我的父母亲给我自由，",</text:p>
      <text:p text:style-name="Standard">1521.0: <text:s/>"找一个好的女生可以照顾你，",</text:p>
      <text:p text:style-name="Standard">1523.0: <text:s/>"你也是可以照顾她,你们可以互相明白。",</text:p>
      <text:p text:style-name="Standard">1527.0: <text:s/>"但你不是有好几个了吗? | 没有",</text:p>
      <text:p text:style-name="Standard">1531.0: <text:s/>"那你的这个好几个女朋友",</text:p>
      <text:p text:style-name="Standard">1534.0: <text:s/>"都是华人了呢还是印度人? |华人也有",</text:p>
      <text:p text:style-name="Standard">1537.0: <text:s/>"怎么你知道啊? | 你还回答我!",</text:p>
      <text:p text:style-name="Standard">1541.0: <text:s/>"华人有,，马来人有, 印度人有",</text:p>
      <text:p text:style-name="Standard">1545.0: <text:s/>"所以三个种族你都区过, 还是三个同时?",</text:p>
      <text:p text:style-name="Standard"><text:span text:style-name="T2">1550.0: <text:s/>"At the same time?",</text:span></text:p>
      <text:p text:style-name="Standard"><text:span text:style-name="T2">1551.0: <text:s/>"Not the same timel",</text:span></text:p>
      <text:p text:style-name="Standard">1553.0: <text:s/>"可能是一个早上,一个下午, 一个晚上",</text:p>
      <text:p text:style-name="Standard">1560.0: <text:s/>"她们不可以认识 | 不可以见面",</text:p>
      <text:p text:style-name="Standard">1564.0: <text:s/>"那你跟华人女朋友在一起的时候",</text:p>
      <text:p text:style-name="Standard">1568.0: <text:s/>"有没有什么文化差异啊?",</text:p>
      <text:p text:style-name="Standard">1571.0: <text:s/>"比如说? | 比如说是她不会华语",</text:p>
      <text:p text:style-name="Standard">1574.0: <text:s/>"她是华人| 了啊, 华人不会华语?",</text:p>
      <text:p text:style-name="Standard">1575.0: <text:s/>"化人不会华语, 她真的不会华语, 我去教她华语",</text:p>
      <text:p text:style-name="Standard">1581.0: <text:s/>"来， 我帮你! 做朋友咯, 做朋友就做女朋友",</text:p>
      <text:p text:style-name="Standard">1585.0: <text:s/>"好聪明了啊 | 从那边开始",</text:p>
      <text:p text:style-name="Standard"><text:span text:style-name="T1">1587.0: <text:s/>"虽然她是华人,我是印度人",</text:span></text:p>
      <text:p text:style-name="Standard"><text:soft-page-break/>1589.0: <text:s/>"不过 1 can adopt to the Chinese culture.",</text:p>
      <text:p text:style-name="Standard">1592.0: <text:s/>"因为你从小接受的华人教育",</text:p>
      <text:p text:style-name="Standard">1594.0: <text:s/>"对,他们吃猪肉, 我吃猪肉",</text:p>
      <text:p text:style-name="Standard">1596.0: <text:s/>"那他们会有不习惯的地方吗?",</text:p>
      <text:p text:style-name="Standard">1598.0: <text:s/>"训比如说你印度的文化",</text:p>
      <text:p text:style-name="Standard">1601.0: <text:s/>"可能跟华人的文化不一样嘛",</text:p>
      <text:p text:style-name="Standard">1603.0: <text:s/>"一个是用椰油,按头发",</text:p>
      <text:p text:style-name="Standard">1610.0: <text:s/>"我就没有用,因为酸油是很臭。",</text:p>
      <text:p text:style-name="Standard">1613.0: <text:s/>"大多数印度人会用本油来探他们的头发，",</text:p>
      <text:p text:style-name="Standard">1614.0: <text:s/>"大多数印度人会用酸油来擦他们的头发，",</text:p>
      <text:p text:style-name="Standard">1616.0: <text:s/>"不过我没有用。",</text:p>
      <text:p text:style-name="Standard">1617.0: <text:s/>"因为你没有头发吗?",</text:p>
      <text:p text:style-name="Standard">1620.0: <text:s/>"可能是为了那个原因,我没有头发现在",</text:p>
      <text:p text:style-name="Standard">1623.0: <text:s/>"男女都会用本油? | 对",</text:p>
      <text:p text:style-name="Standard">1626.0: <text:s/>"为什么? <text:span text:style-name="T2">| Your hair will grow longer",</text:span></text:p>
      <text:p text:style-name="Standard">1630.0: <text:s/>"我可以试一下 | 试一下",</text:p>
      <text:p text:style-name="Standard">1632.0: <text:s/>"就是所有的地方都擦吗? 每天擦? | 每天擦",</text:p>
      <text:p text:style-name="Standard">1637.0: <text:s/>"所以出去的时候就会有这个味道",</text:p>
      <text:p text:style-name="Standard">1640.0: <text:s/>"那个味道就是很臭。",</text:p>
      <text:p text:style-name="Standard">1642.0: <text:s/>"所以很多印度人都会探这个? | 对",</text:p>
      <text:p text:style-name="Standard">1645.0: <text:s/>"那跟马来人交往会有什么因为文化差异",</text:p>
      <text:p text:style-name="Standard">1651.0: <text:s/>"而产生的误会吗?",</text:p>
      <text:p text:style-name="Standard">1653.0: <text:s/>"马来人就食物咯",</text:p>
      <text:p text:style-name="Standard">1656.0: <text:s/>"如果我要请她去一个餐厅",</text:p>
      <text:p text:style-name="Standard">1659.0: <text:s/>"是要有这个thing called Halal | Halal是什么?",</text:p>
      <text:p text:style-name="Standard">1662.0: <text:s/>"How to tell Halal in Chinese a?",</text:p>
      <text:p text:style-name="Standard">1664.0: <text:s/>"没关系,到时候translate",</text:p>
      <text:p text:style-name="Standard"><text:soft-page-break/>1667.0: <text:s/>"一定要有Halal的餐厅，",</text:p>
      <text:p text:style-name="Standard">1668.0: <text:s/>"如果没有Halal, 他们就不可以去",</text:p>
      <text:p text:style-name="Standard">1670.0: <text:s/>"那还有其他的? 比如说他们家人会同意.,.,",</text:p>
      <text:p text:style-name="Standard">1676.0: <text:s/>"他们家人不知道",</text:p>
      <text:p text:style-name="Standard">1679.0: <text:s/>"是了瞒着他们的",</text:p>
      <text:p text:style-name="Standard">1680.0: <text:s/>"通常马来家庭会不会不希望孩子",</text:p>
      <text:p text:style-name="Standard">1684.0: <text:s/>"跟印度人或华人结婚?",</text:p>
      <text:p text:style-name="Standard">1687.0: <text:s/>"没有了啊, 他们是可以接受",</text:p>
      <text:p text:style-name="Standard">1689.0: <text:s/>"你要换去伊斯兰教, 就可以",</text:p>
      <text:p text:style-name="Standard">1693.0: <text:s/>"有些父母不会接受",</text:p>
      <text:p text:style-name="Standard">1696.0: <text:s/>"尤其是如果是华人还是印度人就不能够接受。",</text:p>
      <text:p text:style-name="Standard">1700.0: <text:s/>"不过他是讲如果你们真的喜欢，",</text:p>
      <text:p text:style-name="Standard">1704.0: <text:s/>"没办法，你去换咯",</text:p>
      <text:p text:style-name="Standard">1705.0: <text:s/>"因为父母不需要换, 他们需要换。",</text:p>
      <text:p text:style-name="Standard">1709.0: <text:s/>"我在吉隆坡也去过那个小印度",</text:p>
      <text:p text:style-name="Standard">1714.0: <text:s/>"然后我在那里吃了一家很好吃的餐厅",</text:p>
      <text:p text:style-name="Standard">1719.0: <text:s/>"什么名啊? | 忘了, 但是好辣",</text:p>
      <text:p text:style-name="Standard">1724.0: <text:s/>"我要问你, 为什么华人很怕吃辣?",</text:p>
      <text:p text:style-name="Standard">1727.0: <text:s/>"没有, 华人.,.不是所有的华人，",</text:p>
      <text:p text:style-name="Standard">1729.0: <text:s/>"可能马来西亚的华人必",</text:p>
      <text:p text:style-name="Standard">1731.0: <text:s/>"我其实很喜欢吃辣。",</text:p>
      <text:p text:style-name="Standard"><text:span text:style-name="T1">1733.0: <text:s/>"但是我要说的是那家饭",</text:span></text:p>
      <text:p text:style-name="Standard">1734.0: <text:s/>"我说好吃是因为它好辣,， 好好吃",</text:p>
      <text:p text:style-name="Standard">1738.0: <text:s/>"对对对, 它是叫clay pot rice",</text:p>
      <text:p text:style-name="Standard">1743.0: <text:s/>"然后里面有鸡肉什么的, 哇! 太好吃了!",</text:p>
      <text:p text:style-name="Standard">1744.0: <text:s/>"然后里面有鸡肉什么的, 哇! 太好吃了!",</text:p>
      <text:p text:style-name="Standard">1745.0: <text:s/>"然后里面有鸡肉什么的, 哇! 太好吃了!",</text:p>
      <text:p text:style-name="Standard"><text:soft-page-break/>1746.0: <text:s/>"我一个月之后我还在想",</text:p>
      <text:p text:style-name="Standard">1747.0: <text:s/>"我好想又去吃一顿",</text:p>
      <text:p text:style-name="Standard">1750.0: <text:s/>"但是呢我走进去的时候我有一点震惊",</text:p>
      <text:p text:style-name="Standard">1753.0: <text:s/>"因为所有的印度人都是用手抓的 | 对",</text:p>
      <text:p text:style-name="Standard">1757.0: <text:s/>"为什么呢? | 这是我们的文化。",</text:p>
      <text:p text:style-name="Standard">1759.0: <text:s/>"我知道是你们的文化, 但我还是有一个疑问，",</text:p>
      <text:p text:style-name="Standard">1762.0: <text:s/>"就比如说饭很汤的时候，",</text:p>
      <text:p text:style-name="Standard">1764.0: <text:s/>"你这个手不是不好拿吗?",</text:p>
      <text:p text:style-name="Standard">1766.0: <text:s/>"没有, 要等它凉一点才可以用，",</text:p>
      <text:p text:style-name="Standard">1769.0: <text:s/>"我也是不能用啊， 对",</text:p>
      <text:p text:style-name="Standard">1771.0: <text:s/>"那还有比如说你们的菜, 你们的饭很辣，",</text:p>
      <text:p text:style-name="Standard">1775.0: <text:s/>"你这样吃完了,你的手不会辣吗?",</text:p>
      <text:p text:style-name="Standard">1777.0: <text:s/>"不会辣, 我们吃惯了。",</text:p>
      <text:p text:style-name="Standard">1780.0: <text:s/>"然后还有就是一个前面你教我说印度话，",</text:p>
      <text:p text:style-name="Standard">1784.0: <text:s/>"你说说话的时候一定要摇头，",</text:p>
      <text:p text:style-name="Standard">1787.0: <text:s/>"这个是什么意思?",</text:p>
      <text:p text:style-name="Standard">1788.0: <text:s/>"可以讲如果是对,如果不对",</text:p>
      <text:p text:style-name="Standard">1794.0: <text:s/>"那都一样啊! | 不会这样子",</text:p>
      <text:p text:style-name="Standard">1797.0: <text:s/>"因为我有跟一个越南的女朋友一次",</text:p>
      <text:p text:style-name="Standard">1803.0: <text:s/>"哦， 你还有越南的女朋友?",</text:p>
      <text:p text:style-name="Standard">1804.0: <text:s/>"越南女朋友, 她跟我讲",</text:p>
      <text:p text:style-name="Standard">1806.0: <text:s/>"去吃饭啦 | 好",</text:p>
      <text:p text:style-name="Standard"><text:span text:style-name="T1">1808.0: <text:s/>"她讲，你要还是不要?",</text:span></text:p>
      <text:p text:style-name="Standard">1810.0: <text:s/>"我讲，要哆, 我要, 来来",</text:p>
      <text:p text:style-name="Standard">1812.0: <text:s/>"怎么你像这样子摇? !",</text:p>
      <text:p text:style-name="Standard">1814.0: <text:s/>"如果你要, 你是讲要,对不对?",</text:p>
      <text:p text:style-name="Standard">1817.0: <text:s/>"点头",</text:p>
      <text:p text:style-name="Standard"><text:soft-page-break/>1818.0: <text:s/>"没有,我们是印度人 是Okay",</text:p>
      <text:p text:style-name="Standard">1820.0: <text:s/>"那不okay的时候呢?",</text:p>
      <text:p text:style-name="Standard">1826.0: <text:s/>"都一样 | 别",</text:p>
      <text:p text:style-name="Standard">1827.0: <text:s/>"我看有一些印度女生，",</text:p>
      <text:p text:style-name="Standard">1831.0: <text:s/>"她们的眉头上会点一个点点，",</text:p>
      <text:p text:style-name="Standard">1834.0: <text:s/>"这个点点有什么意思了吗?",</text:p>
      <text:p text:style-name="Standard">1836.0: <text:s/>"如果是你还没结婚, 就是放黑的",</text:p>
      <text:p text:style-name="Standard">1840.0: <text:s/>"如果你一结婚你殴换去红色的。",</text:p>
      <text:p text:style-name="Standard">1845.0: <text:s/>"所以每天都要放吗?",</text:p>
      <text:p text:style-name="Standard">1848.0: <text:s/>"每天都要放, 不过我看有些女生不放。",</text:p>
      <text:p text:style-name="Standard">1851.0: <text:s/>"所以如果我在街上看到一个印度女生",</text:p>
      <text:p text:style-name="Standard">1854.0: <text:s/>"她头上点了一个里的点点，",</text:p>
      <text:p text:style-name="Standard">1857.0: <text:s/>"我就知道她没结婚? | 对",</text:p>
      <text:p text:style-name="Standard">1859.0: <text:s/>"为什么要这样子?",</text:p>
      <text:p text:style-name="Standard">1860.0: <text:s/>"所以男的就知道,我可以追她",</text:p>
      <text:p text:style-name="Standard">1864.0: <text:s/>"对, 如果是放红的就不能追咯",</text:p>
      <text:p text:style-name="Standard">1866.0: <text:s/>"对,如果是放红的吉不能追咯",</text:p>
      <text:p text:style-name="Standard">1867.0: <text:s/>"这个好实用啊",</text:p>
      <text:p text:style-name="Standard">1869.0: <text:s/>"那如果是男生我怎么看?",</text:p>
      <text:p text:style-name="Standard">1870.0: <text:s/>"我怎么知道哪一个印度男生结没结婚?",</text:p>
      <text:p text:style-name="Standard">1873.0: <text:s/>"不知道",</text:p>
      <text:p text:style-name="Standard"><text:span text:style-name="T1">1874.0: <text:s/>"我要问你, 结婚没?",</text:span></text:p>
      <text:p text:style-name="Standard">1876.0: <text:s/>"就要问咯, 你结婚没结婚",</text:p>
      <text:p text:style-name="Standard">1877.0: <text:s/>"你们也可以点了山, 这样多好! | 没有",</text:p>
      <text:p text:style-name="Standard">1880.0: <text:s/>"可能你们想要隐藏,是不是? You want to hidey?",</text:p>
      <text:p text:style-name="Standard">1884.0: <text:s/>"你有去过印度吗?",</text:p>
      <text:p text:style-name="Standard">1886.0: <text:s/>"有了啊, 印度有去过一次",</text:p>
      <text:p text:style-name="Standard"><text:soft-page-break/>1888.0: <text:s/>"那你第一次去印度的时候",</text:p>
      <text:p text:style-name="Standard">1892.0: <text:s/>"觉得印度人跟马来西亚印度人有没有不一样的地方?",</text:p>
      <text:p text:style-name="Standard">1896.0: <text:s/>"很多不一样!",</text:p>
      <text:p text:style-name="Standard">1898.0: <text:s/>"比如说?",</text:p>
      <text:p text:style-name="Standard">1899.0: <text:s/>"比如说他们的语言",</text:p>
      <text:p text:style-name="Standard">1902.0: <text:s/>"慢慢听你才可以听得懂。",</text:p>
      <text:p text:style-name="Standard">1904.0: <text:s/>"比如说 1wantto come to your house",</text:p>
      <text:p text:style-name="Standard">1908.0: <text:s/>"这是马来西亚英语",</text:p>
      <text:p text:style-name="Standard">1910.0: <text:s/>"在印度,|want to come to your house",</text:p>
      <text:p text:style-name="Standard">1914.0: <text:s/>"Why did you do like this?",</text:p>
      <text:p text:style-name="Standard">1916.0: <text:s/>"如果是在印度 Why did you do like that?",</text:p>
      <text:p text:style-name="Standard">1919.0: <text:s/>"你是学得很好唉, 学得很像",</text:p>
      <text:p text:style-name="Standard">1921.0: <text:s/>"所以我们要慢慢听",</text:p>
      <text:p text:style-name="Standard">1924.0: <text:s/>"但他们讲话看起来好有意思，",</text:p>
      <text:p text:style-name="Standard">1926.0: <text:s/>"整个脸都在说话。",</text:p>
      <text:p text:style-name="Standard">1927.0: <text:s/>"你需要用你的脸来跟他们交流。",</text:p>
      <text:p text:style-name="Standard">1930.0: <text:s/>"你觉得我的中文跟你的华语有没有不一样的地方?",</text:p>
      <text:p text:style-name="Standard"><text:span text:style-name="T2">1934.0: <text:s/>"</text:span>你听得懂不<text:span text:style-name="T2">? | </text:span>听得懂<text:span text:style-name="T2">",</text:span></text:p>
      <text:p text:style-name="Standard"><text:span text:style-name="T2">1936.0: <text:s/>"| feel you are toning down your Chinese for me.",</text:span></text:p>
      <text:p text:style-name="Standard"><text:span text:style-name="T2">1940.0: <text:s/>"</text:span>我不是故意的。<text:span text:style-name="T2">",</text:span></text:p>
      <text:p text:style-name="Standard"><text:span text:style-name="T2">1943.0: <text:s/>"Youre adopting to Malaysian Chinese.",</text:span></text:p>
      <text:p text:style-name="Standard">1945.0: <text:s/>"对,有一点被影响了",</text:p>
      <text:p text:style-name="Standard">1947.0: <text:s/>"那你去过中国吧? | 有啊",</text:p>
      <text:p text:style-name="Standard">1949.0: <text:s/>"去过哪些地方?",</text:p>
      <text:p text:style-name="Standard">1951.0: <text:s/>"深圳，2010年的时候我去深圳",</text:p>
      <text:p text:style-name="Standard">1954.0: <text:s/>"也是工作? | 没有,我障我朋友去工作。",</text:p>
      <text:p text:style-name="Standard">1957.0: <text:s/>"对深圳的第一印象是什么?",</text:p>
      <text:p text:style-name="Standard"><text:soft-page-break/>1959.0: <text:s/>"",</text:p>
      <text:p text:style-name="Standard">1961.0: <text:s/>"我以为华人在中国跟华人在马来西亚是一样",</text:p>
      <text:p text:style-name="Standard">1966.0: <text:s/>"不一样， 根本不一样 | 哪里不一样?",</text:p>
      <text:p text:style-name="Standard">1969.0: <text:s/>"语言、想法、文化、食物",</text:p>
      <text:p text:style-name="Standard">1981.0: <text:s/>"有听不懂的时候吗? | 有",</text:p>
      <text:p text:style-name="Standard">1984.0: <text:s/>"因为我第一次去中国的时候",</text:p>
      <text:p text:style-name="Standard">1987.0: <text:s/>"我以为他们的讲法跟我们的讲法一样",</text:p>
      <text:p text:style-name="Standard">1992.0: <text:s/>"我是会华语, 他们讲; 华语是什么?",</text:p>
      <text:p text:style-name="Standard">1995.0: <text:s/>"对,我们可能不知道",</text:p>
      <text:p text:style-name="Standard">1997.0: <text:s/>"我是用我们的马来西亚的讲法。",</text:p>
      <text:p text:style-name="Standard">1999.0: <text:s/>"他们讲， 不明自是什么",</text:p>
      <text:p text:style-name="Standard">2002.0: <text:s/>"这里我们是讲国语还是普通话还是中文",</text:p>
      <text:p text:style-name="Standard">2009.0: <text:s/>"你也是第一次听到说有中文这个说法,对吗?",</text:p>
      <text:p text:style-name="Standard">2012.0: <text:s/>"因为我没有去过中国",</text:p>
      <text:p text:style-name="Standard">2014.0: <text:s/>"不过我学华语,我的老师是华人，",</text:p>
      <text:p text:style-name="Standard">2017.0: <text:s/>"所以我就以为，每个华人都是一样",</text:p>
      <text:p text:style-name="Standard">2021.0: <text:s/>"我一去中国我就知道不一样,根本不一样。",</text:p>
      <text:p text:style-name="Standard">2025.0: <text:s/>"他一听我讲华语，他们就知道我是马来西亚人。",</text:p>
      <text:p text:style-name="Standard">2028.0: <text:s/>"在这边我有注意到马来西亚华人",</text:p>
      <text:p text:style-name="Standard">2031.0: <text:s/>"用词会有一点不一样",</text:p>
      <text:p text:style-name="Standard">2033.0: <text:s/>"就比如说我去了吉隆坡，",</text:p>
      <text:p text:style-name="Standard">2038.0: <text:s/>"我们说我去了吉隆坡, 对不对?",</text:p>
      <text:p text:style-name="Standard">2040.0: <text:s/>"你们不说了,你们说了 | 对",</text:p>
      <text:p text:style-name="Standard">2043.0: <text:s/>"如果在学校我们是要学“le”",</text:p>
      <text:p text:style-name="Standard">2046.0: <text:s/>"如果我们跟自己的华人交流",</text:p>
      <text:p text:style-name="Standard">2051.0: <text:s/>"我们是用了,我不知道为什么",</text:p>
      <text:p text:style-name="Standard">2052.0: <text:s/>"可能是广东话还是...",</text:p>
      <text:p text:style-name="Standard"><text:soft-page-break/>2054.0: <text:s/>"广东话好像有, 还是福建语有这个了",</text:p>
      <text:p text:style-name="Standard">2056.0: <text:s/>"一定要有这个“了”",</text:p>
      <text:p text:style-name="Standard">2057.0: <text:s/>"我们... 比如说英语打招呼都是hello 对吧? | 对",</text:p>
      <text:p text:style-name="Standard">2063.0: <text:s/>"那在中国我们打招呼是, 你吃饭了没有?",</text:p>
      <text:p text:style-name="Standard">2067.0: <text:s/>"那马来西亚人也会这样打招呼吗? | 对啊",</text:p>
      <text:p text:style-name="Standard">2070.0: <text:s/>"在马来西亚我们没有用hello | 用什么?",</text:p>
      <text:p text:style-name="Standard">2076.0: <text:s/>"就是这样",</text:p>
      <text:p text:style-name="Standard">2078.0: <text:s/>"好像华人对华人 ,你们一见面",</text:p>
      <text:p text:style-name="Standard">2081.0: <text:s/>"你第一个你会讲是“你好” 对不对?",</text:p>
      <text:p text:style-name="Standard">2085.0: <text:s/>"在马来西亚我没有看过华人",</text:p>
      <text:p text:style-name="Standard">2087.0: <text:s/>"跟多一个华人讲*“你好”没有!",</text:p>
      <text:p text:style-name="Standard">2090.0: <text:s/>"还有一个是“你好吗? *没有用过",</text:p>
      <text:p text:style-name="Standard">2092.0: <text:s/>"“和再见”我没有听过华人",</text:p>
      <text:p text:style-name="Standard">2095.0: <text:s/>"跟还有一个华人讲*“再见”没有",</text:p>
      <text:p text:style-name="Standard">2098.0: <text:s/>"我们是用“拜拜”。",</text:p>
      <text:p text:style-name="Standard"><text:span text:style-name="T1">2099.0: <text:s/>"那一样的, 在中国其实年轻人说“再见”，",</text:span></text:p>
      <text:p text:style-name="Standard">2103.0: <text:s/>"基本上也不说, 都是说"拜拜”",</text:p>
      <text:p text:style-name="Standard">2106.0: <text:s/>"但是“你好"会说, 朋友之间不会说",</text:p>
      <text:p text:style-name="Standard">2109.0: <text:s/>"不过有很多词语在中国有用",</text:p>
      <text:p text:style-name="Standard">2112.0: <text:s/>"不过马来西亚没有用",</text:p>
      <text:p text:style-name="Standard">2114.0: <text:s/>"比如说呢? | 在那里, 在哪儿",</text:p>
      <text:p text:style-name="Standard">2118.0: <text:s/>"如果是你去北方是用“在哪儿”对不对? | 对",</text:p>
      <text:p text:style-name="Standard">2120.0: <text:s/>"如果是南方就是在那里, 这边、那边",</text:p>
      <text:p text:style-name="Standard">2123.0: <text:s/>"不过在马来西亚我们没有用这里、那里",</text:p>
      <text:p text:style-name="Standard">2125.0: <text:s/>"虽然有些人用，",</text:p>
      <text:p text:style-name="Standard">2127.0: <text:s/>"不过通常如果你要讲在那里，",</text:p>
      <text:p text:style-name="Standard">2131.0: <text:s/>"华人会讲nei | Neij是什么意思?",</text:p>
      <text:p text:style-name="Standard"><text:soft-page-break/>2135.0: <text:s/>"nei是那里",</text:p>
      <text:p text:style-name="Standard">2136.0: <text:s/>"你可以在马来西亚用",</text:p>
      <text:p text:style-name="Standard">2141.0: <text:s/>"这个餐厅是在哪儿? Neil",</text:p>
      <text:p text:style-name="Standard"><text:span text:style-name="T1">2145.0: <text:s/>"好吧, 如果你不指的话呢? 不用手指融不行?",</text:span></text:p>
      <text:p text:style-name="Standard">2148.0: <text:s/>"一定要有",</text:p>
      <text:p text:style-name="Standard">2151.0: <text:s/>"前面你说你大学学的是市场营销,对吧? | 对",</text:p>
      <text:p text:style-name="Standard">2156.0: <text:s/>"那你后面有做过什么工作吗?",</text:p>
      <text:p text:style-name="Standard">2161.0: <text:s/>"我第一份工作是跟我父亲打工,做市场",</text:p>
      <text:p text:style-name="Standard">2165.0: <text:s/>"你父杀也开了公司? | 公司, 他是开工厂",</text:p>
      <text:p text:style-name="Standard">2169.0: <text:s/>"然后后面有做过别的工作吗? | 没有",</text:p>
      <text:p text:style-name="Standard">2173.0: <text:s/>"你现在是开了一个中文学校, 对吧? | 对",</text:p>
      <text:p text:style-name="Standard">2176.0: <text:s/>"不是中文,叫华语学校，",</text:p>
      <text:p text:style-name="Standard">2179.0: <text:s/>"我老想说中文， 习惯了",</text:p>
      <text:p text:style-name="Standard">2181.0: <text:s/>"那你这个,,, 为什么会想到开华语学校呢?",</text:p>
      <text:p text:style-name="Standard">2184.0: <text:s/>"因为我不喜欢跟人家打工,我不知道为什么",</text:p>
      <text:p text:style-name="Standard">2188.0: <text:s/>"那时我出来找钱的时候，",</text:p>
      <text:p text:style-name="Standard">2193.0: <text:s/>"我看我本身有什么能力",</text:p>
      <text:p text:style-name="Standard">2197.0: <text:s/>"第一个能力是我会英语，",</text:p>
      <text:p text:style-name="Standard">2199.0: <text:s/>"我会marketing 我会市场",</text:p>
      <text:p text:style-name="Standard">2202.0: <text:s/>"我会华语, 我是会一点点数学",</text:p>
      <text:p text:style-name="Standard">2206.0: <text:s/>"所以我放了一个广告",</text:p>
      <text:p text:style-name="Standard">2208.0: <text:s/>"谁要学英语、数学、华语, 可以打电话给我",</text:p>
      <text:p text:style-name="Standard">2213.0: <text:s/>"第一个顾客, 他讲我有一个小女儿，",</text:p>
      <text:p text:style-name="Standard">2217.0: <text:s/>"你可以教她数学吗?",</text:p>
      <text:p text:style-name="Standard">2219.0: <text:s/>"可以, 所以我开始教",</text:p>
      <text:p text:style-name="Standard">2220.0: <text:s/>"那时我赚了一点钱",</text:p>
      <text:p text:style-name="Standard">2223.0: <text:s/>"Okavy我可以教人",</text:p>
      <text:p text:style-name="Standard"><text:soft-page-break/>2225.0: <text:s/>"所以过了... | 过了",</text:p>
      <text:p text:style-name="Standard">2228.0: <text:s/>"过了三四个月, 有一个中心打电话给我，",</text:p>
      <text:p text:style-name="Standard">2236.0: <text:s/>"他问我,你是一个华语老师吗?",</text:p>
      <text:p text:style-name="Standard">2240.0: <text:s/>"我是一个华语老师",</text:p>
      <text:p text:style-name="Standard">2242.0: <text:s/>"不过那时我没有教过华语。",</text:p>
      <text:p text:style-name="Standard">2244.0: <text:s/>"我们有一个项目, 你需要教这一个酒店",</text:p>
      <text:p text:style-name="Standard">2249.0: <text:s/>"我需要教这些酒店的接待人员教他们讲华语",</text:p>
      <text:p text:style-name="Standard">2255.0: <text:s/>"所以他讲, 你有经验吗? 教华语",</text:p>
      <text:p text:style-name="Standard">2258.0: <text:s/>"我讲有",</text:p>
      <text:p text:style-name="Standard">2259.0: <text:s/>"他问我, 你有多少年? 我讲五年 | 骗人",</text:p>
      <text:p text:style-name="Standard">2263.0: <text:s/>"你可以送过来你的profile吗?",</text:p>
      <text:p text:style-name="Standard">2267.0: <text:s/>"我讲, 可以啊!",</text:p>
      <text:p text:style-name="Standard">2268.0: <text:s/>"那时我跟我的.., 还有一个朋友，",</text:p>
      <text:p text:style-name="Standard">2270.0: <text:s/>"他是也是一个印度人，",</text:p>
      <text:p text:style-name="Standard">2271.0: <text:s/>"他是二十一岁, 我那时二十五岁",</text:p>
      <text:p text:style-name="Standard">2273.0: <text:s/>"我们这两位, 我们有一个proiect",</text:p>
      <text:p text:style-name="Standard">2276.0: <text:s/>"要教一个酒店华语",</text:p>
      <text:p text:style-name="Standard">2279.0: <text:s/>"来,我们去看",</text:p>
      <text:p text:style-name="Standard">2280.0: <text:s/>"你知道吗? 他们不要开门给我 | 为什么?",</text:p>
      <text:p text:style-name="Standard">2283.0: <text:s/>"两个印度人!",</text:p>
      <text:p text:style-name="Standard">2286.0: <text:s/>"你们是不是老师峨? 他们不要开门",</text:p>
      <text:p text:style-name="Standard">2289.0: <text:s/>"我们跟他讲, 我们是那个老师,我们是老师",</text:p>
      <text:p text:style-name="Standard"><text:span text:style-name="T1">2292.0: <text:s/>"开门给我,给我们进",</text:span></text:p>
      <text:p text:style-name="Standard">2294.0: <text:s/>"他们的经理跟他的老板他们沟通的时候，",</text:p>
      <text:p text:style-name="Standard">2298.0: <text:s/>"我们在会议室等他们",</text:p>
      <text:p text:style-name="Standard">2300.0: <text:s/>"他讲着话, 他们就这样子讲",</text:p>
      <text:p text:style-name="Standard">2304.0: <text:s/>"一直看着我们两个印度人在那个房间里面",</text:p>
      <text:p text:style-name="Standard"><text:soft-page-break/>2309.0: <text:s/>"他放下他的电话,他进来, 他讲",</text:p>
      <text:p text:style-name="Standard">2314.0: <text:s/>"我不相信你们可以讲华语!",</text:p>
      <text:p text:style-name="Standard">2316.0: <text:s/>"他是中国人? | 马来人",</text:p>
      <text:p text:style-name="Standard">2318.0: <text:s/>"但他会华语? | 他们不会华语",</text:p>
      <text:p text:style-name="Standard">2321.0: <text:s/>"他们在找华语老师, 找不到华语老师，",</text:p>
      <text:p text:style-name="Standard">2322.0: <text:s/>"他们在找华语老师,，找不到华语老师，",</text:p>
      <text:p text:style-name="Standard">2325.0: <text:s/>"所以我们讲我们是华语老师",</text:p>
      <text:p text:style-name="Standard">2327.0: <text:s/>"不过你们不像华语老师",</text:p>
      <text:p text:style-name="Standard">2329.0: <text:s/>"所以我们两个人在那边坐着",</text:p>
      <text:p text:style-name="Standard">2331.0: <text:s/>"他讲: 你讲你会华语，对不对?",</text:p>
      <text:p text:style-name="Standard">2336.0: <text:s/>"你们两个可以一起讲华语吗?",</text:p>
      <text:p text:style-name="Standard">2340.0: <text:s/>"我的朋友是初中, 我是小学，",</text:p>
      <text:p text:style-name="Standard">2344.0: <text:s/>"他的华语比我还好",</text:p>
      <text:p text:style-name="Standard"><text:span text:style-name="T1">2346.0: <text:s/>"所以他一看着我,我一看着他，要讲什么呢?",</text:span></text:p>
      <text:p text:style-name="Standard">2352.0: <text:s/>"尴尬",</text:p>
      <text:p text:style-name="Standard">2353.0: <text:s/>"所以我讲，来,我们讲他，要不要?",</text:p>
      <text:p text:style-name="Standard">2356.0: <text:s/>"你看那个马来人，",</text:p>
      <text:p text:style-name="Standard">2358.0: <text:s/>"现在我们在他的面前讲华语",</text:p>
      <text:p text:style-name="Standard"><text:span text:style-name="T1">2361.0: <text:s/>"他不明自我们讲什么",</text:span></text:p>
      <text:p text:style-name="Standard">2363.0: <text:s/>"对,你看他的衣, 你看他的裤，",</text:p>
      <text:p text:style-name="Standard">2365.0: <text:s/>"你看他的脸, 你看他的头发",</text:p>
      <text:p text:style-name="Standard">2367.0: <text:s/>"我这样子在他的面前讲",</text:p>
      <text:p text:style-name="Standard">2370.0: <text:s/>"你知道他讲什么吗?",</text:p>
      <text:p text:style-name="Standard">2372.0: <text:s/>"哇, 你的华语很厉害!",</text:p>
      <text:p text:style-name="Standard">2375.0: <text:s/>"他是给那个contract how to tell contract? | 合同",</text:p>
      <text:p text:style-name="Standard">2378.0: <text:s/>"他是给我那个合同,签名",</text:p>
      <text:p text:style-name="Standard">2380.0: <text:s/>"赚的钱多不多?",</text:p>
      <text:p text:style-name="Standard"><text:soft-page-break/>2383.0: <text:s/>"那时我没有钱的时候就很多，",</text:p>
      <text:p text:style-name="Standard">2387.0: <text:s/>"因为我那时候我开始找钱，",</text:p>
      <text:p text:style-name="Standard">2388.0: <text:s/>"我是给一百块一个小时",</text:p>
      <text:p text:style-name="Standard">2391.0: <text:s/>"所以三千三百 | 可以!",</text:p>
      <text:p text:style-name="Standard">2395.0: <text:s/>"才一个礼拜,对吧?",</text:p>
      <text:p text:style-name="Standard">2397.0: <text:s/>"一个月 | 也可以",</text:p>
      <text:p text:style-name="Standard">2400.0: <text:s/>"我没有做过华语, 没有教过华语，",</text:p>
      <text:p text:style-name="Standard">2402.0: <text:s/>"三千快来",</text:p>
      <text:p text:style-name="Standard">2403.0: <text:s/>"从那边我是开始学怎样教华语。",</text:p>
      <text:p text:style-name="Standard">2407.0: <text:s/>"当时教得他们满意吗? | 很满意!",</text:p>
      <text:p text:style-name="Standard">2411.0: <text:s/>"那边还有一个故事",</text:p>
      <text:p text:style-name="Standard">2413.0: <text:s/>"我第一次教华语的时候, 二十个人在面前，",</text:p>
      <text:p text:style-name="Standard">2417.0: <text:s/>"我是有摇很多,因为我怕 | 你紧张,你发择",</text:p>
      <text:p text:style-name="Standard">2420.0: <text:s/>"很紧张,我怕",</text:p>
      <text:p text:style-name="Standard"><text:span text:style-name="T1">2422.0: <text:s/>"看这些人跟我学华语，",</text:span></text:p>
      <text:p text:style-name="Standard">2424.0: <text:s/>"不过我自己不是一个华语老师，",</text:p>
      <text:p text:style-name="Standard">2426.0: <text:s/>"我没有教过华语, 我没有经验教华语，",</text:p>
      <text:p text:style-name="Standard">2428.0: <text:s/>"他们都不知道",</text:p>
      <text:p text:style-name="Standard">2430.0: <text:s/>"他们那个酒店的经理听说，",</text:p>
      <text:p text:style-name="Standard">2432.0: <text:s/>"听到有一个印度人教华语",</text:p>
      <text:p text:style-name="Standard">2435.0: <text:s/>"他讲,， 了啊? 印度人教华语? 他就过来",</text:p>
      <text:p text:style-name="Standard">2439.0: <text:s/>"他是一个华人,华人的经理",</text:p>
      <text:p text:style-name="Standard">2442.0: <text:s/>"坐在那边看着我教华语",</text:p>
      <text:p text:style-name="Standard"><text:span text:style-name="T2">2444.0: <text:s/>"How do you think how | feel?",</text:span></text:p>
      <text:p text:style-name="Standard">2447.0: <text:s/>"肯定紧张到不行了",</text:p>
      <text:p text:style-name="Standard">2449.0: <text:s/>"看那个华人看着我教华语",</text:p>
      <text:p text:style-name="Standard">2455.0: <text:s/>"所以我更紧张了",</text:p>
      <text:p text:style-name="Standard"><text:soft-page-break/>2457.0: <text:s/>"我整个身体都在拌",</text:p>
      <text:p text:style-name="Standard">2460.0: <text:s/>"不过我没有给他们看我的身体在动。",</text:p>
      <text:p text:style-name="Standard">2462.0: <text:s/>"你说没事,印度人就是",</text:p>
      <text:p text:style-name="Standard">2465.0: <text:s/>"等多半个钟头, 他的assistant",</text:p>
      <text:p text:style-name="Standard">2469.0: <text:s/>"也是个华人 ,女孩子",</text:p>
      <text:p text:style-name="Standard">2472.0: <text:s/>"进来坐在那边, 坐着,看着我教华语",</text:p>
      <text:p text:style-name="Standard">2477.0: <text:s/>"没有笑， 就是看着我",</text:p>
      <text:p text:style-name="Standard">2479.0: <text:s/>"哇! 我很紧张又害怕",</text:p>
      <text:p text:style-name="Standard">2482.0: <text:s/>"我最害怕知道是什么没有?",</text:p>
      <text:p text:style-name="Standard">2484.0: <text:s/>"我怕教错华语, 所以我更紧张",</text:p>
      <text:p text:style-name="Standard">2487.0: <text:s/>"我慢慢教, 教了, 我们有一个休息",</text:p>
      <text:p text:style-name="Standard">2492.0: <text:s/>"休息的时候, 就是这一段时间",</text:p>
      <text:p text:style-name="Standard">2495.0: <text:s/>"我决定我要教华语",</text:p>
      <text:p text:style-name="Standard">2498.0: <text:s/>"Because of this incident.",</text:p>
      <text:p text:style-name="Standard">2499.0: <text:s/>"你知道是什么没有?",</text:p>
      <text:p text:style-name="Standard">2500.0: <text:s/>"看到这两个经理, 我问他",</text:p>
      <text:p text:style-name="Standard">2503.0: <text:s/>"EXxcuse me, Sirl",</text:p>
      <text:p text:style-name="Standard">2507.0: <text:s/>"How was my teaching?”",</text:p>
      <text:p text:style-name="Standard">2508.0: <text:s/>"我教的华语是怎么样?",</text:p>
      <text:p text:style-name="Standard">2509.0: <text:s/>"他讲，你教的华语很好",</text:p>
      <text:p text:style-name="Standard">2511.0: <text:s/>"他是跟我讲英语, 别很好",</text:p>
      <text:p text:style-name="Standard">2517.0: <text:s/>"To be honest 我都不会华语",</text:p>
      <text:p text:style-name="Standard">2526.0: <text:s/>"难怪! 这样子?",</text:p>
      <text:p text:style-name="Standard">2528.0: <text:s/>"那这两位华人不会华语!",</text:p>
      <text:p text:style-name="Standard">2531.0: <text:s/>"我在那边害怕, 真的是很害怕，",</text:p>
      <text:p text:style-name="Standard">2534.0: <text:s/>"因为两个华人在那边看我教华语",</text:p>
      <text:p text:style-name="Standard"><text:span text:style-name="T1">2537.0: <text:s/>"休息的时候他讲，老实说,我不会华语",</text:span></text:p>
      <text:p text:style-name="Standard"><text:soft-page-break/>2542.0: <text:s/>"在那一段时间, 我就打算决定，",</text:p>
      <text:p text:style-name="Standard">2545.0: <text:s/>"好的,我的学生全部都不会华语，",</text:p>
      <text:p text:style-name="Standard">2548.0: <text:s/>"这两位经理都不会华语，",</text:p>
      <text:p text:style-name="Standard">2551.0: <text:s/>"我是可以做师傅了, 现在",</text:p>
      <text:p text:style-name="Standard">2554.0: <text:s/>"休息完了之后我没有择了",</text:p>
      <text:p text:style-name="Standard">2556.0: <text:s/>"因为我知道这些人不会华语",</text:p>
      <text:p text:style-name="Standard">2557.0: <text:s/>"我会华语,你听我讲",</text:p>
      <text:p text:style-name="Standard">2559.0: <text:s/>"不需要摇了 | 我不需要摇了",</text:p>
      <text:p text:style-name="Standard">2561.0: <text:s/>"因为我会华语你不会华语",</text:p>
      <text:p text:style-name="Standard">2565.0: <text:s/>"从那边我打算决定, 来!",</text:p>
      <text:p text:style-name="Standard">2568.0: <text:s/>"开始做这个新的行业,就是教华语。",</text:p>
      <text:p text:style-name="Standard"><text:span text:style-name="T1">2571.0: <text:s/>"然后后面怎么慢慢地开起了学校呢?",</text:span></text:p>
      <text:p text:style-name="Standard">2575.0: <text:s/>"很多人要学华语他报名",</text:p>
      <text:p text:style-name="Standard">2579.0: <text:s/>"要学唱歌啊、学故事啊",</text:p>
      <text:p text:style-name="Standard">2583.0: <text:s/>"所以这些学生讲,我不要学这些东西!",</text:p>
      <text:p text:style-name="Standard">2586.0: <text:s/>"我只要学讲华语,我要跟我的朋友沟通",</text:p>
      <text:p text:style-name="Standard">2590.0: <text:s/>"我去餐厅,我要点饭，",</text:p>
      <text:p text:style-name="Standard">2593.0: <text:s/>"我要学讲华语, 我要学怎样沟通",</text:p>
      <text:p text:style-name="Standard">2597.0: <text:s/>"实用的华语 | 实用的,day to day",</text:p>
      <text:p text:style-name="Standard">2599.0: <text:s/>"<text:span text:style-name="T3">没有地方教</text:span>",</text:p>
      <text:p text:style-name="Standard">2601.0: <text:s/>"如果没有地方教, 我教咯",</text:p>
      <text:p text:style-name="Standard">2605.0: <text:s/>"如果要学中文需要最少六个月到一年，",</text:p>
      <text:p text:style-name="Standard">2609.0: <text:s/>"如果要学讲basic Chinese",</text:p>
      <text:p text:style-name="Standard">2612.0: <text:s/>"我讲<text:span text:style-name="T3">六</text:span>个月到一年是太长的时间，",</text:p>
      <text:p text:style-name="Standard">2616.0: <text:s/>"<text:span text:style-name="T3">如果我方一个星期就太短很男相信一个月</text:span>",</text:p>
      <text:p text:style-name="Standard">2622.0: <text:s/>"那时我的program是叫:Speak Mandarin in One Month",</text:p>
      <text:p text:style-name="Standard"/>
      <text:p text:style-name="Standard"><text:soft-page-break/>2629.0: <text:s/>"所以很多人报名过来",</text:p>
      <text:p text:style-name="Standard">2632.0: <text:s/>"我教, 来! 一个月可以讲华语",</text:p>
      <text:p text:style-name="Standard">2635.0: <text:s/>"就你一个人教? | 我一个人教",</text:p>
      <text:p text:style-name="Standard">2636.0: <text:s/>"这一个月他们都学什么呢?",</text:p>
      <text:p text:style-name="Standard">2638.0: <text:s/>"我教他们拼音, 教他们数字，",</text:p>
      <text:p text:style-name="Standard">2642.0: <text:s/>"我教他们怎样造句子",</text:p>
      <text:p text:style-name="Standard">2646.0: <text:s/>"日期、时间、人价钱、价格, 就是这样",</text:p>
      <text:p text:style-name="Standard">2652.0: <text:s/>"你有没有什么特别的方法?",</text:p>
      <text:p text:style-name="Standard"><text:span text:style-name="T4">2656.0: <text:s/>"我的特别方法, 我只有一个方法, 我可以跟你讲",</text:span></text:p>
      <text:p text:style-name="Standard">2659.0: <text:s/>"是我用我的五个语言教他们华语。",</text:p>
      <text:p text:style-name="Standard">2665.0: <text:s/>"对哦， 你们的学生一般都是什么人?",</text:p>
      <text:p text:style-name="Standard">2667.0: <text:s/>"最大的是印度人,因为我是印度人。",</text:p>
      <text:p text:style-name="Standard">2670.0: <text:s/>"来学的都是印度人跟马来人? | 对,华人都有",</text:p>
      <text:p text:style-name="Standard">2677.0: <text:s/>"成人吗? 是大人吗? 还是小孩? | 大人",</text:p>
      <text:p text:style-name="Standard">2681.0: <text:s/>"他会跟我讲，对不起啊, 我知道我是华人，",</text:p>
      <text:p text:style-name="Standard">2684.0: <text:s/>"我根本不会讲我自己的母语, 你可以教我吗?",</text:p>
      <text:p text:style-name="Standard">2688.0: <text:s/>"一般他们学完了一个月之后, 真的会说了了吗?",</text:p>
      <text:p text:style-name="Standard">2692.0: <text:s/>"他会说basic",</text:p>
      <text:p text:style-name="Standard">2695.0: <text:s/>"听得懂吗? | 听得懂一点点",</text:p>
      <text:p text:style-name="Standard">2697.0: <text:s/>"他们是要来学, 不过他们不要学到厉害，",</text:p>
      <text:p text:style-name="Standard">2700.0: <text:s/>"学到可以跟华人交流华语",</text:p>
      <text:p text:style-name="Standard">2704.0: <text:s/>"他们不是要.,.. 他们要学，",</text:p>
      <text:p text:style-name="Standard">2706.0: <text:s/>"我能点菜啊我能买东西啊，",</text:p>
      <text:p text:style-name="Standard">2711.0: <text:s/>"可能我的朋友讲什么东西，",</text:p>
      <text:p text:style-name="Standard">2712.0: <text:s/>"我明白啊, 就是够了。",</text:p>
      <text:p text:style-name="Standard">2716.0: <text:s/>"我发现很有意思的就是，",</text:p>
      <text:p text:style-name="Standard">2717.0: <text:s/>"在马来西亚几乎所有的人,不是所有人，",</text:p>
      <text:p text:style-name="Standard"><text:soft-page-break/></text:p>
      <text:p text:style-name="Standard">2721.0: <text:s/>"在马来西亚不管是华人，",</text:p>
      <text:p text:style-name="Standard">2723.0: <text:s/>"还是像你会说华语的印度人，",</text:p>
      <text:p text:style-name="Standard">2726.0: <text:s/>"交流的时候都会讲中文，",</text:p>
      <text:p text:style-name="Standard">2729.0: <text:s/>"但是呢又有英语单词,是不是? | 对",</text:p>
      <text:p text:style-name="Standard">2733.0: <text:s/>"为什么这样?",</text:p>
      <text:p text:style-name="Standard">2734.0: <text:s/>"<text:span text:style-name="T3">因为讲话的时候可能那一句我不知道</text:span>",</text:p>
      <text:p text:style-name="Standard">2739.0: <text:s/>"你都会讲英语, 所以我用英语来跟你讲",</text:p>
      <text:p text:style-name="Standard">2744.0: <text:s/>"因为我知道我用英语, 你都明白，",</text:p>
      <text:p text:style-name="Standard">2747.0: <text:s/>"我用华语, 你都明白",</text:p>
      <text:p text:style-name="Standard">2749.0: <text:s/>"如果我去中国, 我不能够用英语，",</text:p>
      <text:p text:style-name="Standard">2753.0: <text:s/>"所以那时可能就难一点。",</text:p>
      <text:p text:style-name="Standard">2755.0: <text:s/>"所以对你来说, 跟中国人沟通",</text:p>
      <text:p text:style-name="Standard">2758.0: <text:s/>"也会有一点点麻烦 | 麻烦一点",</text:p>
      <text:p text:style-name="Standard">2761.0: <text:s/>"因为有一些词可能你也不知道怎么讲啉，",</text:p>
      <text:p text:style-name="Standard">2764.0: <text:s/>"是不是因为你平常也很少去用这些单词?",</text:p>
      <text:p text:style-name="Standard">2768.0: <text:s/>"对,我是很少用这些单词。",</text:p>
      <text:p text:style-name="Standard">2771.0: <text:s/>"但你又在教华语",</text:p>
      <text:p text:style-name="Standard">2773.0: <text:s/>"因为我教华语,我不是教很难的华语",</text:p>
      <text:p text:style-name="Standard">2779.0: <text:s/>"他们没有学过华语。",</text:p>
      <text:p text:style-name="Standard">2782.0: <text:s/>"就是你比他们好惑够了 | 我比他们好<text:span text:style-name="T3">就</text:span>够了",</text:p>
      <text:p text:style-name="Standard">2785.0: <text:s/>"<text:span text:style-name="T3">前</text:span>面你在说面试的时候, 去那个酒店面试，",</text:p>
      <text:p text:style-name="Standard">2789.0: <text:s/>"你说下面坐着两个华人经理",</text:p>
      <text:p text:style-name="Standard">2792.0: <text:s/>"然后你很紧张，",</text:p>
      <text:p text:style-name="Standard">2793.0: <text:s/>"那你今天被我采访，",</text:p>
      <text:p text:style-name="Standard">2796.0: <text:s/>"因为我是中国人 ，你会不会紧张?",</text:p>
      <text:p text:style-name="Standard">2799.0: <text:s/>"没有,我不会紧张,因为我去过中国",</text:p>
      <text:p text:style-name="Standard"><text:soft-page-break/></text:p>
      <text:p text:style-name="Standard">2802.0: <text:s/>"你不<text:span text:style-name="T3">怕</text:span>我? | 我不怕你",</text:p>
      <text:p text:style-name="P1">2804.0: <text:s/>"不过如果你用深的中文跟我讲， 我<text:span text:style-name="T3">就</text:span>很怕。",</text:p>
      <text:p text:style-name="Standard">2808.0: <text:s/>"然后我就说: 听不听得懂?",</text:p>
      <text:p text:style-name="Standard">2809.0: <text:s/>"听不懂我也不翻译!",</text:p>
      <text:p text:style-name="Standard">2813.0: <text:s/>"现在你的学校有多人少个老师?",</text:p>
      <text:p text:style-name="Standard">2817.0: <text:s/>"我有整十位老师。",</text:p>
      <text:p text:style-name="Standard">2820.0: <text:s/>"那你们的教学都是教基本的华语,对吗?",</text:p>
      <text:p text:style-name="Standard">2825.0: <text:s/>"基本的华语，对",</text:p>
      <text:p text:style-name="Standard">2826.0: <text:s/>"大人我教了十多年了",</text:p>
      <text:p text:style-name="Standard">2830.0: <text:s/>"因为2011我就开始教华语，",</text:p>
      <text:p text:style-name="Standard">2832.0: <text:s/>"我慢慢开中心教",</text:p>
      <text:p text:style-name="Standard">2835.0: <text:s/>"很多大人我教的时候, 他跟我讲",</text:p>
      <text:p text:style-name="Standard">2839.0: <text:s/>"你知道为什么我跟你学华语了吗现在?",</text:p>
      <text:p text:style-name="Standard">2841.0: <text:s/>"因为小的时候我不知道华语是很重要",</text:p>
      <text:p text:style-name="Standard">2847.0: <text:s/>"我过来找工的时候我就知道很难找",</text:p>
      <text:p text:style-name="Standard">2851.0: <text:s/>"如果我小的时候可以开始学华语，",</text:p>
      <text:p text:style-name="Standard">2854.0: <text:s/>"我不会有这个困难。",</text:p>
      <text:p text:style-name="Standard">2856.0: <text:s/>"所以那时我决定, 教小孩",</text:p>
      <text:p text:style-name="Standard">2858.0: <text:s/>"这些父母没有送他们去华语学校，",</text:p>
      <text:p text:style-name="Standard">2861.0: <text:s/>"因为华语学校有自己的方法, 他们不要..，",</text:p>
      <text:p text:style-name="Standard"><text:span text:style-name="T2">2865.0: <text:s/>"They dont want them to go through what | went through.",</text:span></text:p>
      <text:p text:style-name="Standard">2870.0: <text:s/>"父母找别的中心教他们华语",</text:p>
      <text:p text:style-name="Standard">2874.0: <text:s/>"很多中心教不到华语。",</text:p>
      <text:p text:style-name="Standard">2877.0: <text:s/>"不是, 在马来西亚没有.., | 有很多中心, 不过...",</text:p>
      <text:p text:style-name="Standard">2880.0: <text:s/>"教得不好? | 教得不好",</text:p>
      <text:p text:style-name="Standard">2881.0: <text:s/>"有些父母跟我讲",</text:p>
      <text:p text:style-name="Standard"><text:soft-page-break/>2885.0: <text:s/>"我送我的孩子一对一教华语, 四年了",</text:p>
      <text:p text:style-name="Standard">2892.0: <text:s/>"不会开口讲华语",</text:p>
      <text:p text:style-name="Standard">2894.0: <text:s/>"不过他过来跟我学一个月、两个月",</text:p>
      <text:p text:style-name="Standard">2897.0: <text:s/>"就可以讲华语了。",</text:p>
      <text:p text:style-name="Standard">2898.0: <text:s/>"为什么? 你<text:span text:style-name="T3">觉</text:span>得为什么?",</text:p>
      <text:p text:style-name="Standard">2900.0: <text:s/>"方法,我有方法教",</text:p>
      <text:p text:style-name="Standard">2901.0: <text:s/>"他们一定要有兴趣学华语，",</text:p>
      <text:p text:style-name="Standard">2904.0: <text:s/>"如果他们没有兴趣，",</text:p>
      <text:p text:style-name="Standard">2907.0: <text:s/>"你怎么教华语他们都不要学",</text:p>
      <text:p text:style-name="Standard">2909.0: <text:s/>"所以我给他们兴趣",</text:p>
      <text:p text:style-name="Standard">2911.0: <text:s/>"你怎么让他们有兴趣? | Have fun Laugh",</text:p>
      <text:p text:style-name="P1">2915.0: <text:s/>"玩游戏吗? | 玩游戏",</text:p>
      <text:p text:style-name="Standard">2917.0: <text:s/>"那这些父母都是马来人?",</text:p>
      <text:p text:style-name="Standard">2921.0: <text:s/>"马来人、华人、印度人全部",</text:p>
      <text:p text:style-name="Standard">2926.0: <text:s/>"哪一个最多? | 印度人最多",</text:p>
      <text:p text:style-name="Standard">2929.0: <text:s/>"现在为什么会有这么多印度小孩学?",</text:p>
      <text:p text:style-name="Standard">2932.0: <text:s/>"是因为要找工作简单? | 找工作",</text:p>
      <text:p text:style-name="Standard">2934.0: <text:s/>"因为父亲知道",</text:p>
      <text:p text:style-name="Standard">2936.0: <text:s/>"他们有吃过亏了 | 吃过亏了",</text:p>
      <text:p text:style-name="Standard">2938.0: <text:s/>"所以他们讲， 我不需要,因为我很老了",</text:p>
      <text:p text:style-name="Standard">2941.0: <text:s/>"我的孩子,你教我的孩子,我说没问题",</text:p>
      <text:p text:style-name="Standard">2945.0: <text:s/>"所以你们现在上课",</text:p>
      <text:p text:style-name="Standard">2946.0: <text:s/>"都是在网上上的还是说? | 网上教",</text:p>
      <text:p text:style-name="Standard">2948.0: <text:s/>"因为很方便, 如果我在革蓉，",</text:p>
      <text:p text:style-name="Standard">2951.0: <text:s/>"谁要来甘蓉跟我学华语?",</text:p>
      <text:p text:style-name="Standard">2953.0: <text:s/>"现在有Zoom, 所以从网上学就很方便",</text:p>
      <text:p text:style-name="Standard">2957.0: <text:s/>"都是吉隆坡的孩子比较多?",</text:p>
      <text:p text:style-name="Standard"><text:soft-page-break/>2959.0: <text:s/>"<text:span text:style-name="T3">很多</text:span>",</text:p>
      <text:p text:style-name="Standard">2966.0: <text:s/>"还有这样子的?",</text:p>
      <text:p text:style-name="Standard">2968.0: <text:s/>" <text:span text:style-name="T3">因</text:span>为他们马来西亚人migrated to Mexico",</text:p>
      <text:p text:style-name="Standard">2972.0: <text:s/>"我以为是墨西哥本地人 | 没有",</text:p>
      <text:p text:style-name="Standard">2974.0: <text:s/>"我说你会说西班牙语 | 泰国也有",</text:p>
      <text:p text:style-name="Standard">2976.0: <text:s/>"你也有一个YouTube频道， 对不对?",</text:p>
      <text:p text:style-name="Standard">2980.0: <text:s/>"到时候如果大家感兴趣的话, 也可以去关注一下。",</text:p>
      <text:p text:style-name="Standard">2983.0: <text:s/>"那当然了, 有马来西亚人",</text:p>
      <text:p text:style-name="Standard">2986.0: <text:s/>"或者是不在马来西亚的父母",</text:p>
      <text:p text:style-name="Standard">2988.0: <text:s/>"想要孩子跟Sifu学华语的话也可以",</text:p>
      <text:p text:style-name="Standard">2992.0: <text:s/>"找他,找他, 找他1!",</text:p>
      <text:p text:style-name="Standard">2994.0: <text:s/>"你知道这个吗? 这个梗",</text:p>
      <text:p text:style-name="Standard">2995.0: <text:s/>"就是那个在中国有一个直播的",</text:p>
      <text:p text:style-name="Standard">2998.0: <text:s/>"He always says买它买它! 就是一个广告一样的",</text:p>
      <text:p text:style-name="Standard">3004.0: <text:s/>"所以我说找他、找他、找他",</text:p>
      <text:p text:style-name="Standard">3006.0: <text:s/>"找我、找我、找我",</text:p>
      <text:p text:style-name="P1">3008.0: <text:s/>"对,好, 那我们就下次见， 拜拜!"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pl" fo:country="PL" style:letter-kerning="true" style:font-name-asian="SimSun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Ploska</meta:initial-creator>
    <dc:creator>jan Plosa</dc:creator>
    <meta:editing-cycles>122</meta:editing-cycles>
    <meta:creation-date>2024-05-14T14:24:00</meta:creation-date>
    <dc:date>2024-05-26T16:07:55.90</dc:date>
    <meta:editing-duration>PT59M55S</meta:editing-duration>
    <meta:generator>OpenOffice/4.1.13$Win32 OpenOffice.org_project/4113m1$Build-9810</meta:generator>
    <meta:document-statistic meta:table-count="0" meta:image-count="0" meta:object-count="0" meta:page-count="35" meta:paragraph-count="932" meta:word-count="14193" meta:character-count="24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